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0">
            <text:p>0.0000000000</text:p>
          </table:table-cell>
          <table:table-cell table:formula="of:=SIN([.A1]/180*PI())" office:value-type="float" office:value="0">
            <text:p>0.0000000000</text:p>
          </table:table-cell>
          <table:table-cell table:number-columns-repeated="1022"/>
        </table:table-row>
        <table:table-row table:style-name="ro1">
          <table:table-cell office:value-type="float" office:value="1">
            <text:p>1.0000000000</text:p>
          </table:table-cell>
          <table:table-cell table:formula="of:=SIN([.A2]/180*PI())" office:value-type="float" office:value="0.0174524064372835">
            <text:p>0.0174524064</text:p>
          </table:table-cell>
          <table:table-cell table:number-columns-repeated="1022"/>
        </table:table-row>
        <table:table-row table:style-name="ro1">
          <table:table-cell office:value-type="float" office:value="2">
            <text:p>2.0000000000</text:p>
          </table:table-cell>
          <table:table-cell table:formula="of:=SIN([.A3]/180*PI())" office:value-type="float" office:value="0.034899496702501">
            <text:p>0.0348994967</text:p>
          </table:table-cell>
          <table:table-cell table:number-columns-repeated="1022"/>
        </table:table-row>
        <table:table-row table:style-name="ro1">
          <table:table-cell office:value-type="float" office:value="3">
            <text:p>3.0000000000</text:p>
          </table:table-cell>
          <table:table-cell table:formula="of:=SIN([.A4]/180*PI())" office:value-type="float" office:value="0.0523359562429438">
            <text:p>0.0523359562</text:p>
          </table:table-cell>
          <table:table-cell table:number-columns-repeated="1022"/>
        </table:table-row>
        <table:table-row table:style-name="ro1">
          <table:table-cell office:value-type="float" office:value="4">
            <text:p>4.0000000000</text:p>
          </table:table-cell>
          <table:table-cell table:formula="of:=SIN([.A5]/180*PI())" office:value-type="float" office:value="0.0697564737441253">
            <text:p>0.0697564737</text:p>
          </table:table-cell>
          <table:table-cell table:number-columns-repeated="1022"/>
        </table:table-row>
        <table:table-row table:style-name="ro1">
          <table:table-cell office:value-type="float" office:value="5">
            <text:p>5.0000000000</text:p>
          </table:table-cell>
          <table:table-cell table:formula="of:=SIN([.A6]/180*PI())" office:value-type="float" office:value="0.0871557427476582">
            <text:p>0.0871557427</text:p>
          </table:table-cell>
          <table:table-cell table:number-columns-repeated="1022"/>
        </table:table-row>
        <table:table-row table:style-name="ro1">
          <table:table-cell office:value-type="float" office:value="6">
            <text:p>6.0000000000</text:p>
          </table:table-cell>
          <table:table-cell table:formula="of:=SIN([.A7]/180*PI())" office:value-type="float" office:value="0.104528463267653">
            <text:p>0.1045284633</text:p>
          </table:table-cell>
          <table:table-cell table:number-columns-repeated="1022"/>
        </table:table-row>
        <table:table-row table:style-name="ro1">
          <table:table-cell office:value-type="float" office:value="7">
            <text:p>7.0000000000</text:p>
          </table:table-cell>
          <table:table-cell table:formula="of:=SIN([.A8]/180*PI())" office:value-type="float" office:value="0.121869343405147">
            <text:p>0.1218693434</text:p>
          </table:table-cell>
          <table:table-cell table:number-columns-repeated="1022"/>
        </table:table-row>
        <table:table-row table:style-name="ro1">
          <table:table-cell office:value-type="float" office:value="8">
            <text:p>8.0000000000</text:p>
          </table:table-cell>
          <table:table-cell table:formula="of:=SIN([.A9]/180*PI())" office:value-type="float" office:value="0.139173100960065">
            <text:p>0.1391731010</text:p>
          </table:table-cell>
          <table:table-cell table:number-columns-repeated="1022"/>
        </table:table-row>
        <table:table-row table:style-name="ro1">
          <table:table-cell office:value-type="float" office:value="9">
            <text:p>9.0000000000</text:p>
          </table:table-cell>
          <table:table-cell table:formula="of:=SIN([.A10]/180*PI())" office:value-type="float" office:value="0.156434465040231">
            <text:p>0.1564344650</text:p>
          </table:table-cell>
          <table:table-cell table:number-columns-repeated="1022"/>
        </table:table-row>
        <table:table-row table:style-name="ro1">
          <table:table-cell office:value-type="float" office:value="10">
            <text:p>10.0000000000</text:p>
          </table:table-cell>
          <table:table-cell table:formula="of:=SIN([.A11]/180*PI())" office:value-type="float" office:value="0.17364817766693">
            <text:p>0.1736481777</text:p>
          </table:table-cell>
          <table:table-cell table:number-columns-repeated="1022"/>
        </table:table-row>
        <table:table-row table:style-name="ro1">
          <table:table-cell office:value-type="float" office:value="11">
            <text:p>11.0000000000</text:p>
          </table:table-cell>
          <table:table-cell table:formula="of:=SIN([.A12]/180*PI())" office:value-type="float" office:value="0.190808995376545">
            <text:p>0.1908089954</text:p>
          </table:table-cell>
          <table:table-cell table:number-columns-repeated="1022"/>
        </table:table-row>
        <table:table-row table:style-name="ro1">
          <table:table-cell office:value-type="float" office:value="12">
            <text:p>12.0000000000</text:p>
          </table:table-cell>
          <table:table-cell table:formula="of:=SIN([.A13]/180*PI())" office:value-type="float" office:value="0.207911690817759">
            <text:p>0.2079116908</text:p>
          </table:table-cell>
          <table:table-cell table:number-columns-repeated="1022"/>
        </table:table-row>
        <table:table-row table:style-name="ro1">
          <table:table-cell office:value-type="float" office:value="13">
            <text:p>13.0000000000</text:p>
          </table:table-cell>
          <table:table-cell table:formula="of:=SIN([.A14]/180*PI())" office:value-type="float" office:value="0.224951054343865">
            <text:p>0.2249510543</text:p>
          </table:table-cell>
          <table:table-cell table:number-columns-repeated="1022"/>
        </table:table-row>
        <table:table-row table:style-name="ro1">
          <table:table-cell office:value-type="float" office:value="14">
            <text:p>14.0000000000</text:p>
          </table:table-cell>
          <table:table-cell table:formula="of:=SIN([.A15]/180*PI())" office:value-type="float" office:value="0.241921895599668">
            <text:p>0.2419218956</text:p>
          </table:table-cell>
          <table:table-cell table:number-columns-repeated="1022"/>
        </table:table-row>
        <table:table-row table:style-name="ro1">
          <table:table-cell office:value-type="float" office:value="15">
            <text:p>15.0000000000</text:p>
          </table:table-cell>
          <table:table-cell table:formula="of:=SIN([.A16]/180*PI())" office:value-type="float" office:value="0.258819045102521">
            <text:p>0.2588190451</text:p>
          </table:table-cell>
          <table:table-cell table:number-columns-repeated="1022"/>
        </table:table-row>
        <table:table-row table:style-name="ro1">
          <table:table-cell office:value-type="float" office:value="16">
            <text:p>16.0000000000</text:p>
          </table:table-cell>
          <table:table-cell table:formula="of:=SIN([.A17]/180*PI())" office:value-type="float" office:value="0.275637355816999">
            <text:p>0.2756373558</text:p>
          </table:table-cell>
          <table:table-cell table:number-columns-repeated="1022"/>
        </table:table-row>
        <table:table-row table:style-name="ro1">
          <table:table-cell office:value-type="float" office:value="17">
            <text:p>17.0000000000</text:p>
          </table:table-cell>
          <table:table-cell table:formula="of:=SIN([.A18]/180*PI())" office:value-type="float" office:value="0.292371704722737">
            <text:p>0.2923717047</text:p>
          </table:table-cell>
          <table:table-cell table:number-columns-repeated="1022"/>
        </table:table-row>
        <table:table-row table:style-name="ro1">
          <table:table-cell office:value-type="float" office:value="18">
            <text:p>18.0000000000</text:p>
          </table:table-cell>
          <table:table-cell table:formula="of:=SIN([.A19]/180*PI())" office:value-type="float" office:value="0.309016994374947">
            <text:p>0.3090169944</text:p>
          </table:table-cell>
          <table:table-cell table:number-columns-repeated="1022"/>
        </table:table-row>
        <table:table-row table:style-name="ro1">
          <table:table-cell office:value-type="float" office:value="19">
            <text:p>19.0000000000</text:p>
          </table:table-cell>
          <table:table-cell table:formula="of:=SIN([.A20]/180*PI())" office:value-type="float" office:value="0.325568154457157">
            <text:p>0.3255681545</text:p>
          </table:table-cell>
          <table:table-cell table:number-columns-repeated="1022"/>
        </table:table-row>
        <table:table-row table:style-name="ro1">
          <table:table-cell office:value-type="float" office:value="20">
            <text:p>20.0000000000</text:p>
          </table:table-cell>
          <table:table-cell table:formula="of:=SIN([.A21]/180*PI())" office:value-type="float" office:value="0.342020143325669">
            <text:p>0.3420201433</text:p>
          </table:table-cell>
          <table:table-cell table:number-columns-repeated="1022"/>
        </table:table-row>
        <table:table-row table:style-name="ro1">
          <table:table-cell office:value-type="float" office:value="21">
            <text:p>21.0000000000</text:p>
          </table:table-cell>
          <table:table-cell table:formula="of:=SIN([.A22]/180*PI())" office:value-type="float" office:value="0.3583679495453">
            <text:p>0.3583679495</text:p>
          </table:table-cell>
          <table:table-cell table:number-columns-repeated="1022"/>
        </table:table-row>
        <table:table-row table:style-name="ro1">
          <table:table-cell office:value-type="float" office:value="22">
            <text:p>22.0000000000</text:p>
          </table:table-cell>
          <table:table-cell table:formula="of:=SIN([.A23]/180*PI())" office:value-type="float" office:value="0.374606593415912">
            <text:p>0.3746065934</text:p>
          </table:table-cell>
          <table:table-cell table:number-columns-repeated="1022"/>
        </table:table-row>
        <table:table-row table:style-name="ro1">
          <table:table-cell office:value-type="float" office:value="23">
            <text:p>23.0000000000</text:p>
          </table:table-cell>
          <table:table-cell table:formula="of:=SIN([.A24]/180*PI())" office:value-type="float" office:value="0.390731128489274">
            <text:p>0.3907311285</text:p>
          </table:table-cell>
          <table:table-cell table:number-columns-repeated="1022"/>
        </table:table-row>
        <table:table-row table:style-name="ro1">
          <table:table-cell office:value-type="float" office:value="24">
            <text:p>24.0000000000</text:p>
          </table:table-cell>
          <table:table-cell table:formula="of:=SIN([.A25]/180*PI())" office:value-type="float" office:value="0.4067366430758">
            <text:p>0.4067366431</text:p>
          </table:table-cell>
          <table:table-cell table:number-columns-repeated="1022"/>
        </table:table-row>
        <table:table-row table:style-name="ro1">
          <table:table-cell office:value-type="float" office:value="25">
            <text:p>25.0000000000</text:p>
          </table:table-cell>
          <table:table-cell table:formula="of:=SIN([.A26]/180*PI())" office:value-type="float" office:value="0.422618261740699">
            <text:p>0.4226182617</text:p>
          </table:table-cell>
          <table:table-cell table:number-columns-repeated="1022"/>
        </table:table-row>
        <table:table-row table:style-name="ro1">
          <table:table-cell office:value-type="float" office:value="26">
            <text:p>26.0000000000</text:p>
          </table:table-cell>
          <table:table-cell table:formula="of:=SIN([.A27]/180*PI())" office:value-type="float" office:value="0.438371146789077">
            <text:p>0.4383711468</text:p>
          </table:table-cell>
          <table:table-cell table:number-columns-repeated="1022"/>
        </table:table-row>
        <table:table-row table:style-name="ro1">
          <table:table-cell office:value-type="float" office:value="27">
            <text:p>27.0000000000</text:p>
          </table:table-cell>
          <table:table-cell table:formula="of:=SIN([.A28]/180*PI())" office:value-type="float" office:value="0.453990499739547">
            <text:p>0.4539904997</text:p>
          </table:table-cell>
          <table:table-cell table:number-columns-repeated="1022"/>
        </table:table-row>
        <table:table-row table:style-name="ro1">
          <table:table-cell office:value-type="float" office:value="28">
            <text:p>28.0000000000</text:p>
          </table:table-cell>
          <table:table-cell table:formula="of:=SIN([.A29]/180*PI())" office:value-type="float" office:value="0.469471562785891">
            <text:p>0.4694715628</text:p>
          </table:table-cell>
          <table:table-cell table:number-columns-repeated="1022"/>
        </table:table-row>
        <table:table-row table:style-name="ro1">
          <table:table-cell office:value-type="float" office:value="29">
            <text:p>29.0000000000</text:p>
          </table:table-cell>
          <table:table-cell table:formula="of:=SIN([.A30]/180*PI())" office:value-type="float" office:value="0.484809620246337">
            <text:p>0.4848096202</text:p>
          </table:table-cell>
          <table:table-cell table:number-columns-repeated="1022"/>
        </table:table-row>
        <table:table-row table:style-name="ro1">
          <table:table-cell office:value-type="float" office:value="30">
            <text:p>30.0000000000</text:p>
          </table:table-cell>
          <table:table-cell table:formula="of:=SIN([.A31]/180*PI())" office:value-type="float" office:value="0.5">
            <text:p>0.5000000000</text:p>
          </table:table-cell>
          <table:table-cell table:number-columns-repeated="1022"/>
        </table:table-row>
        <table:table-row table:style-name="ro1">
          <table:table-cell office:value-type="float" office:value="31">
            <text:p>31.0000000000</text:p>
          </table:table-cell>
          <table:table-cell table:formula="of:=SIN([.A32]/180*PI())" office:value-type="float" office:value="0.515038074910054">
            <text:p>0.5150380749</text:p>
          </table:table-cell>
          <table:table-cell table:number-columns-repeated="1022"/>
        </table:table-row>
        <table:table-row table:style-name="ro1">
          <table:table-cell office:value-type="float" office:value="32">
            <text:p>32.0000000000</text:p>
          </table:table-cell>
          <table:table-cell table:formula="of:=SIN([.A33]/180*PI())" office:value-type="float" office:value="0.529919264233205">
            <text:p>0.5299192642</text:p>
          </table:table-cell>
          <table:table-cell table:number-columns-repeated="1022"/>
        </table:table-row>
        <table:table-row table:style-name="ro1">
          <table:table-cell office:value-type="float" office:value="33">
            <text:p>33.0000000000</text:p>
          </table:table-cell>
          <table:table-cell table:formula="of:=SIN([.A34]/180*PI())" office:value-type="float" office:value="0.544639035015027">
            <text:p>0.5446390350</text:p>
          </table:table-cell>
          <table:table-cell table:number-columns-repeated="1022"/>
        </table:table-row>
        <table:table-row table:style-name="ro1">
          <table:table-cell office:value-type="float" office:value="34">
            <text:p>34.0000000000</text:p>
          </table:table-cell>
          <table:table-cell table:formula="of:=SIN([.A35]/180*PI())" office:value-type="float" office:value="0.559192903470747">
            <text:p>0.5591929035</text:p>
          </table:table-cell>
          <table:table-cell table:number-columns-repeated="1022"/>
        </table:table-row>
        <table:table-row table:style-name="ro1">
          <table:table-cell office:value-type="float" office:value="35">
            <text:p>35.0000000000</text:p>
          </table:table-cell>
          <table:table-cell table:formula="of:=SIN([.A36]/180*PI())" office:value-type="float" office:value="0.573576436351046">
            <text:p>0.5735764364</text:p>
          </table:table-cell>
          <table:table-cell table:number-columns-repeated="1022"/>
        </table:table-row>
        <table:table-row table:style-name="ro1">
          <table:table-cell office:value-type="float" office:value="36">
            <text:p>36.0000000000</text:p>
          </table:table-cell>
          <table:table-cell table:formula="of:=SIN([.A37]/180*PI())" office:value-type="float" office:value="0.587785252292473">
            <text:p>0.5877852523</text:p>
          </table:table-cell>
          <table:table-cell table:number-columns-repeated="1022"/>
        </table:table-row>
        <table:table-row table:style-name="ro1">
          <table:table-cell office:value-type="float" office:value="37">
            <text:p>37.0000000000</text:p>
          </table:table-cell>
          <table:table-cell table:formula="of:=SIN([.A38]/180*PI())" office:value-type="float" office:value="0.601815023152048">
            <text:p>0.6018150232</text:p>
          </table:table-cell>
          <table:table-cell table:number-columns-repeated="1022"/>
        </table:table-row>
        <table:table-row table:style-name="ro1">
          <table:table-cell office:value-type="float" office:value="38">
            <text:p>38.0000000000</text:p>
          </table:table-cell>
          <table:table-cell table:formula="of:=SIN([.A39]/180*PI())" office:value-type="float" office:value="0.615661475325658">
            <text:p>0.6156614753</text:p>
          </table:table-cell>
          <table:table-cell table:number-columns-repeated="1022"/>
        </table:table-row>
        <table:table-row table:style-name="ro1">
          <table:table-cell office:value-type="float" office:value="39">
            <text:p>39.0000000000</text:p>
          </table:table-cell>
          <table:table-cell table:formula="of:=SIN([.A40]/180*PI())" office:value-type="float" office:value="0.629320391049837">
            <text:p>0.6293203910</text:p>
          </table:table-cell>
          <table:table-cell table:number-columns-repeated="1022"/>
        </table:table-row>
        <table:table-row table:style-name="ro1">
          <table:table-cell office:value-type="float" office:value="40">
            <text:p>40.0000000000</text:p>
          </table:table-cell>
          <table:table-cell table:formula="of:=SIN([.A41]/180*PI())" office:value-type="float" office:value="0.642787609686539">
            <text:p>0.6427876097</text:p>
          </table:table-cell>
          <table:table-cell table:number-columns-repeated="1022"/>
        </table:table-row>
        <table:table-row table:style-name="ro1">
          <table:table-cell office:value-type="float" office:value="41">
            <text:p>41.0000000000</text:p>
          </table:table-cell>
          <table:table-cell table:formula="of:=SIN([.A42]/180*PI())" office:value-type="float" office:value="0.656059028990507">
            <text:p>0.6560590290</text:p>
          </table:table-cell>
          <table:table-cell table:number-columns-repeated="1022"/>
        </table:table-row>
        <table:table-row table:style-name="ro1">
          <table:table-cell office:value-type="float" office:value="42">
            <text:p>42.0000000000</text:p>
          </table:table-cell>
          <table:table-cell table:formula="of:=SIN([.A43]/180*PI())" office:value-type="float" office:value="0.669130606358858">
            <text:p>0.6691306064</text:p>
          </table:table-cell>
          <table:table-cell table:number-columns-repeated="1022"/>
        </table:table-row>
        <table:table-row table:style-name="ro1">
          <table:table-cell office:value-type="float" office:value="43">
            <text:p>43.0000000000</text:p>
          </table:table-cell>
          <table:table-cell table:formula="of:=SIN([.A44]/180*PI())" office:value-type="float" office:value="0.681998360062498">
            <text:p>0.6819983601</text:p>
          </table:table-cell>
          <table:table-cell table:number-columns-repeated="1022"/>
        </table:table-row>
        <table:table-row table:style-name="ro1">
          <table:table-cell office:value-type="float" office:value="44">
            <text:p>44.0000000000</text:p>
          </table:table-cell>
          <table:table-cell table:formula="of:=SIN([.A45]/180*PI())" office:value-type="float" office:value="0.694658370458997">
            <text:p>0.6946583705</text:p>
          </table:table-cell>
          <table:table-cell table:number-columns-repeated="1022"/>
        </table:table-row>
        <table:table-row table:style-name="ro1">
          <table:table-cell office:value-type="float" office:value="45">
            <text:p>45.0000000000</text:p>
          </table:table-cell>
          <table:table-cell table:formula="of:=SIN([.A46]/180*PI())" office:value-type="float" office:value="0.707106781186547">
            <text:p>0.7071067812</text:p>
          </table:table-cell>
          <table:table-cell table:number-columns-repeated="1022"/>
        </table:table-row>
        <table:table-row table:style-name="ro1">
          <table:table-cell office:value-type="float" office:value="46">
            <text:p>46.0000000000</text:p>
          </table:table-cell>
          <table:table-cell table:formula="of:=SIN([.A47]/180*PI())" office:value-type="float" office:value="0.719339800338651">
            <text:p>0.7193398003</text:p>
          </table:table-cell>
          <table:table-cell table:number-columns-repeated="1022"/>
        </table:table-row>
        <table:table-row table:style-name="ro1">
          <table:table-cell office:value-type="float" office:value="47">
            <text:p>47.0000000000</text:p>
          </table:table-cell>
          <table:table-cell table:formula="of:=SIN([.A48]/180*PI())" office:value-type="float" office:value="0.73135370161917">
            <text:p>0.7313537016</text:p>
          </table:table-cell>
          <table:table-cell table:number-columns-repeated="1022"/>
        </table:table-row>
        <table:table-row table:style-name="ro1">
          <table:table-cell office:value-type="float" office:value="48">
            <text:p>48.0000000000</text:p>
          </table:table-cell>
          <table:table-cell table:formula="of:=SIN([.A49]/180*PI())" office:value-type="float" office:value="0.743144825477394">
            <text:p>0.7431448255</text:p>
          </table:table-cell>
          <table:table-cell table:number-columns-repeated="1022"/>
        </table:table-row>
        <table:table-row table:style-name="ro1">
          <table:table-cell office:value-type="float" office:value="49">
            <text:p>49.0000000000</text:p>
          </table:table-cell>
          <table:table-cell table:formula="of:=SIN([.A50]/180*PI())" office:value-type="float" office:value="0.754709580222772">
            <text:p>0.7547095802</text:p>
          </table:table-cell>
          <table:table-cell table:number-columns-repeated="1022"/>
        </table:table-row>
        <table:table-row table:style-name="ro1">
          <table:table-cell office:value-type="float" office:value="50">
            <text:p>50.0000000000</text:p>
          </table:table-cell>
          <table:table-cell table:formula="of:=SIN([.A51]/180*PI())" office:value-type="float" office:value="0.766044443118978">
            <text:p>0.7660444431</text:p>
          </table:table-cell>
          <table:table-cell table:number-columns-repeated="1022"/>
        </table:table-row>
        <table:table-row table:style-name="ro1">
          <table:table-cell office:value-type="float" office:value="51">
            <text:p>51.0000000000</text:p>
          </table:table-cell>
          <table:table-cell table:formula="of:=SIN([.A52]/180*PI())" office:value-type="float" office:value="0.777145961456971">
            <text:p>0.7771459615</text:p>
          </table:table-cell>
          <table:table-cell table:number-columns-repeated="1022"/>
        </table:table-row>
        <table:table-row table:style-name="ro1">
          <table:table-cell office:value-type="float" office:value="52">
            <text:p>52.0000000000</text:p>
          </table:table-cell>
          <table:table-cell table:formula="of:=SIN([.A53]/180*PI())" office:value-type="float" office:value="0.788010753606722">
            <text:p>0.7880107536</text:p>
          </table:table-cell>
          <table:table-cell table:number-columns-repeated="1022"/>
        </table:table-row>
        <table:table-row table:style-name="ro1">
          <table:table-cell office:value-type="float" office:value="53">
            <text:p>53.0000000000</text:p>
          </table:table-cell>
          <table:table-cell table:formula="of:=SIN([.A54]/180*PI())" office:value-type="float" office:value="0.798635510047293">
            <text:p>0.7986355100</text:p>
          </table:table-cell>
          <table:table-cell table:number-columns-repeated="1022"/>
        </table:table-row>
        <table:table-row table:style-name="ro1">
          <table:table-cell office:value-type="float" office:value="54">
            <text:p>54.0000000000</text:p>
          </table:table-cell>
          <table:table-cell table:formula="of:=SIN([.A55]/180*PI())" office:value-type="float" office:value="0.809016994374947">
            <text:p>0.8090169944</text:p>
          </table:table-cell>
          <table:table-cell table:number-columns-repeated="1022"/>
        </table:table-row>
        <table:table-row table:style-name="ro1">
          <table:table-cell office:value-type="float" office:value="55">
            <text:p>55.0000000000</text:p>
          </table:table-cell>
          <table:table-cell table:formula="of:=SIN([.A56]/180*PI())" office:value-type="float" office:value="0.819152044288992">
            <text:p>0.8191520443</text:p>
          </table:table-cell>
          <table:table-cell table:number-columns-repeated="1022"/>
        </table:table-row>
        <table:table-row table:style-name="ro1">
          <table:table-cell office:value-type="float" office:value="56">
            <text:p>56.0000000000</text:p>
          </table:table-cell>
          <table:table-cell table:formula="of:=SIN([.A57]/180*PI())" office:value-type="float" office:value="0.829037572555042">
            <text:p>0.8290375726</text:p>
          </table:table-cell>
          <table:table-cell table:number-columns-repeated="1022"/>
        </table:table-row>
        <table:table-row table:style-name="ro1">
          <table:table-cell office:value-type="float" office:value="57">
            <text:p>57.0000000000</text:p>
          </table:table-cell>
          <table:table-cell table:formula="of:=SIN([.A58]/180*PI())" office:value-type="float" office:value="0.838670567945424">
            <text:p>0.8386705679</text:p>
          </table:table-cell>
          <table:table-cell table:number-columns-repeated="1022"/>
        </table:table-row>
        <table:table-row table:style-name="ro1">
          <table:table-cell office:value-type="float" office:value="58">
            <text:p>58.0000000000</text:p>
          </table:table-cell>
          <table:table-cell table:formula="of:=SIN([.A59]/180*PI())" office:value-type="float" office:value="0.848048096156426">
            <text:p>0.8480480962</text:p>
          </table:table-cell>
          <table:table-cell table:number-columns-repeated="1022"/>
        </table:table-row>
        <table:table-row table:style-name="ro1">
          <table:table-cell office:value-type="float" office:value="59">
            <text:p>59.0000000000</text:p>
          </table:table-cell>
          <table:table-cell table:formula="of:=SIN([.A60]/180*PI())" office:value-type="float" office:value="0.857167300702112">
            <text:p>0.8571673007</text:p>
          </table:table-cell>
          <table:table-cell table:number-columns-repeated="1022"/>
        </table:table-row>
        <table:table-row table:style-name="ro1">
          <table:table-cell office:value-type="float" office:value="60">
            <text:p>60.0000000000</text:p>
          </table:table-cell>
          <table:table-cell table:formula="of:=SIN([.A61]/180*PI())" office:value-type="float" office:value="0.866025403784439">
            <text:p>0.8660254038</text:p>
          </table:table-cell>
          <table:table-cell table:number-columns-repeated="1022"/>
        </table:table-row>
        <table:table-row table:style-name="ro1">
          <table:table-cell office:value-type="float" office:value="61">
            <text:p>61.0000000000</text:p>
          </table:table-cell>
          <table:table-cell table:formula="of:=SIN([.A62]/180*PI())" office:value-type="float" office:value="0.874619707139396">
            <text:p>0.8746197071</text:p>
          </table:table-cell>
          <table:table-cell table:number-columns-repeated="1022"/>
        </table:table-row>
        <table:table-row table:style-name="ro1">
          <table:table-cell office:value-type="float" office:value="62">
            <text:p>62.0000000000</text:p>
          </table:table-cell>
          <table:table-cell table:formula="of:=SIN([.A63]/180*PI())" office:value-type="float" office:value="0.882947592858927">
            <text:p>0.8829475929</text:p>
          </table:table-cell>
          <table:table-cell table:number-columns-repeated="1022"/>
        </table:table-row>
        <table:table-row table:style-name="ro1">
          <table:table-cell office:value-type="float" office:value="63">
            <text:p>63.0000000000</text:p>
          </table:table-cell>
          <table:table-cell table:formula="of:=SIN([.A64]/180*PI())" office:value-type="float" office:value="0.891006524188368">
            <text:p>0.8910065242</text:p>
          </table:table-cell>
          <table:table-cell table:number-columns-repeated="1022"/>
        </table:table-row>
        <table:table-row table:style-name="ro1">
          <table:table-cell office:value-type="float" office:value="64">
            <text:p>64.0000000000</text:p>
          </table:table-cell>
          <table:table-cell table:formula="of:=SIN([.A65]/180*PI())" office:value-type="float" office:value="0.898794046299167">
            <text:p>0.8987940463</text:p>
          </table:table-cell>
          <table:table-cell table:number-columns-repeated="1022"/>
        </table:table-row>
        <table:table-row table:style-name="ro1">
          <table:table-cell office:value-type="float" office:value="65">
            <text:p>65.0000000000</text:p>
          </table:table-cell>
          <table:table-cell table:formula="of:=SIN([.A66]/180*PI())" office:value-type="float" office:value="0.90630778703665">
            <text:p>0.9063077870</text:p>
          </table:table-cell>
          <table:table-cell table:number-columns-repeated="1022"/>
        </table:table-row>
        <table:table-row table:style-name="ro1">
          <table:table-cell office:value-type="float" office:value="66">
            <text:p>66.0000000000</text:p>
          </table:table-cell>
          <table:table-cell table:formula="of:=SIN([.A67]/180*PI())" office:value-type="float" office:value="0.913545457642601">
            <text:p>0.9135454576</text:p>
          </table:table-cell>
          <table:table-cell table:number-columns-repeated="1022"/>
        </table:table-row>
        <table:table-row table:style-name="ro1">
          <table:table-cell office:value-type="float" office:value="67">
            <text:p>67.0000000000</text:p>
          </table:table-cell>
          <table:table-cell table:formula="of:=SIN([.A68]/180*PI())" office:value-type="float" office:value="0.92050485345244">
            <text:p>0.9205048535</text:p>
          </table:table-cell>
          <table:table-cell table:number-columns-repeated="1022"/>
        </table:table-row>
        <table:table-row table:style-name="ro1">
          <table:table-cell office:value-type="float" office:value="68">
            <text:p>68.0000000000</text:p>
          </table:table-cell>
          <table:table-cell table:formula="of:=SIN([.A69]/180*PI())" office:value-type="float" office:value="0.927183854566787">
            <text:p>0.9271838546</text:p>
          </table:table-cell>
          <table:table-cell table:number-columns-repeated="1022"/>
        </table:table-row>
        <table:table-row table:style-name="ro1">
          <table:table-cell office:value-type="float" office:value="69">
            <text:p>69.0000000000</text:p>
          </table:table-cell>
          <table:table-cell table:formula="of:=SIN([.A70]/180*PI())" office:value-type="float" office:value="0.933580426497202">
            <text:p>0.9335804265</text:p>
          </table:table-cell>
          <table:table-cell table:number-columns-repeated="1022"/>
        </table:table-row>
        <table:table-row table:style-name="ro1">
          <table:table-cell office:value-type="float" office:value="70">
            <text:p>70.0000000000</text:p>
          </table:table-cell>
          <table:table-cell table:formula="of:=SIN([.A71]/180*PI())" office:value-type="float" office:value="0.939692620785908">
            <text:p>0.9396926208</text:p>
          </table:table-cell>
          <table:table-cell table:number-columns-repeated="1022"/>
        </table:table-row>
        <table:table-row table:style-name="ro1">
          <table:table-cell office:value-type="float" office:value="71">
            <text:p>71.0000000000</text:p>
          </table:table-cell>
          <table:table-cell table:formula="of:=SIN([.A72]/180*PI())" office:value-type="float" office:value="0.945518575599317">
            <text:p>0.9455185756</text:p>
          </table:table-cell>
          <table:table-cell table:number-columns-repeated="1022"/>
        </table:table-row>
        <table:table-row table:style-name="ro1">
          <table:table-cell office:value-type="float" office:value="72">
            <text:p>72.0000000000</text:p>
          </table:table-cell>
          <table:table-cell table:formula="of:=SIN([.A73]/180*PI())" office:value-type="float" office:value="0.951056516295153">
            <text:p>0.9510565163</text:p>
          </table:table-cell>
          <table:table-cell table:number-columns-repeated="1022"/>
        </table:table-row>
        <table:table-row table:style-name="ro1">
          <table:table-cell office:value-type="float" office:value="73">
            <text:p>73.0000000000</text:p>
          </table:table-cell>
          <table:table-cell table:formula="of:=SIN([.A74]/180*PI())" office:value-type="float" office:value="0.956304755963035">
            <text:p>0.9563047560</text:p>
          </table:table-cell>
          <table:table-cell table:number-columns-repeated="1022"/>
        </table:table-row>
        <table:table-row table:style-name="ro1">
          <table:table-cell office:value-type="float" office:value="74">
            <text:p>74.0000000000</text:p>
          </table:table-cell>
          <table:table-cell table:formula="of:=SIN([.A75]/180*PI())" office:value-type="float" office:value="0.961261695938319">
            <text:p>0.9612616959</text:p>
          </table:table-cell>
          <table:table-cell table:number-columns-repeated="1022"/>
        </table:table-row>
        <table:table-row table:style-name="ro1">
          <table:table-cell office:value-type="float" office:value="75">
            <text:p>75.0000000000</text:p>
          </table:table-cell>
          <table:table-cell table:formula="of:=SIN([.A76]/180*PI())" office:value-type="float" office:value="0.965925826289068">
            <text:p>0.9659258263</text:p>
          </table:table-cell>
          <table:table-cell table:number-columns-repeated="1022"/>
        </table:table-row>
        <table:table-row table:style-name="ro1">
          <table:table-cell office:value-type="float" office:value="76">
            <text:p>76.0000000000</text:p>
          </table:table-cell>
          <table:table-cell table:formula="of:=SIN([.A77]/180*PI())" office:value-type="float" office:value="0.970295726275996">
            <text:p>0.9702957263</text:p>
          </table:table-cell>
          <table:table-cell table:number-columns-repeated="1022"/>
        </table:table-row>
        <table:table-row table:style-name="ro1">
          <table:table-cell office:value-type="float" office:value="77">
            <text:p>77.0000000000</text:p>
          </table:table-cell>
          <table:table-cell table:formula="of:=SIN([.A78]/180*PI())" office:value-type="float" office:value="0.974370064785235">
            <text:p>0.9743700648</text:p>
          </table:table-cell>
          <table:table-cell table:number-columns-repeated="1022"/>
        </table:table-row>
        <table:table-row table:style-name="ro1">
          <table:table-cell office:value-type="float" office:value="78">
            <text:p>78.0000000000</text:p>
          </table:table-cell>
          <table:table-cell table:formula="of:=SIN([.A79]/180*PI())" office:value-type="float" office:value="0.978147600733806">
            <text:p>0.9781476007</text:p>
          </table:table-cell>
          <table:table-cell table:number-columns-repeated="1022"/>
        </table:table-row>
        <table:table-row table:style-name="ro1">
          <table:table-cell office:value-type="float" office:value="79">
            <text:p>79.0000000000</text:p>
          </table:table-cell>
          <table:table-cell table:formula="of:=SIN([.A80]/180*PI())" office:value-type="float" office:value="0.981627183447664">
            <text:p>0.9816271834</text:p>
          </table:table-cell>
          <table:table-cell table:number-columns-repeated="1022"/>
        </table:table-row>
        <table:table-row table:style-name="ro1">
          <table:table-cell office:value-type="float" office:value="80">
            <text:p>80.0000000000</text:p>
          </table:table-cell>
          <table:table-cell table:formula="of:=SIN([.A81]/180*PI())" office:value-type="float" office:value="0.984807753012208">
            <text:p>0.9848077530</text:p>
          </table:table-cell>
          <table:table-cell table:number-columns-repeated="1022"/>
        </table:table-row>
        <table:table-row table:style-name="ro1">
          <table:table-cell office:value-type="float" office:value="81">
            <text:p>81.0000000000</text:p>
          </table:table-cell>
          <table:table-cell table:formula="of:=SIN([.A82]/180*PI())" office:value-type="float" office:value="0.987688340595138">
            <text:p>0.9876883406</text:p>
          </table:table-cell>
          <table:table-cell table:number-columns-repeated="1022"/>
        </table:table-row>
        <table:table-row table:style-name="ro1">
          <table:table-cell office:value-type="float" office:value="82">
            <text:p>82.0000000000</text:p>
          </table:table-cell>
          <table:table-cell table:formula="of:=SIN([.A83]/180*PI())" office:value-type="float" office:value="0.99026806874157">
            <text:p>0.9902680687</text:p>
          </table:table-cell>
          <table:table-cell table:number-columns-repeated="1022"/>
        </table:table-row>
        <table:table-row table:style-name="ro1">
          <table:table-cell office:value-type="float" office:value="83">
            <text:p>83.0000000000</text:p>
          </table:table-cell>
          <table:table-cell table:formula="of:=SIN([.A84]/180*PI())" office:value-type="float" office:value="0.992546151641322">
            <text:p>0.9925461516</text:p>
          </table:table-cell>
          <table:table-cell table:number-columns-repeated="1022"/>
        </table:table-row>
        <table:table-row table:style-name="ro1">
          <table:table-cell office:value-type="float" office:value="84">
            <text:p>84.0000000000</text:p>
          </table:table-cell>
          <table:table-cell table:formula="of:=SIN([.A85]/180*PI())" office:value-type="float" office:value="0.994521895368273">
            <text:p>0.9945218954</text:p>
          </table:table-cell>
          <table:table-cell table:number-columns-repeated="1022"/>
        </table:table-row>
        <table:table-row table:style-name="ro1">
          <table:table-cell office:value-type="float" office:value="85">
            <text:p>85.0000000000</text:p>
          </table:table-cell>
          <table:table-cell table:formula="of:=SIN([.A86]/180*PI())" office:value-type="float" office:value="0.996194698091746">
            <text:p>0.9961946981</text:p>
          </table:table-cell>
          <table:table-cell table:number-columns-repeated="1022"/>
        </table:table-row>
        <table:table-row table:style-name="ro1">
          <table:table-cell office:value-type="float" office:value="86">
            <text:p>86.0000000000</text:p>
          </table:table-cell>
          <table:table-cell table:formula="of:=SIN([.A87]/180*PI())" office:value-type="float" office:value="0.997564050259824">
            <text:p>0.9975640503</text:p>
          </table:table-cell>
          <table:table-cell table:number-columns-repeated="1022"/>
        </table:table-row>
        <table:table-row table:style-name="ro1">
          <table:table-cell office:value-type="float" office:value="87">
            <text:p>87.0000000000</text:p>
          </table:table-cell>
          <table:table-cell table:formula="of:=SIN([.A88]/180*PI())" office:value-type="float" office:value="0.998629534754574">
            <text:p>0.9986295348</text:p>
          </table:table-cell>
          <table:table-cell table:number-columns-repeated="1022"/>
        </table:table-row>
        <table:table-row table:style-name="ro1">
          <table:table-cell office:value-type="float" office:value="88">
            <text:p>88.0000000000</text:p>
          </table:table-cell>
          <table:table-cell table:formula="of:=SIN([.A89]/180*PI())" office:value-type="float" office:value="0.999390827019096">
            <text:p>0.9993908270</text:p>
          </table:table-cell>
          <table:table-cell table:number-columns-repeated="1022"/>
        </table:table-row>
        <table:table-row table:style-name="ro1">
          <table:table-cell office:value-type="float" office:value="89">
            <text:p>89.0000000000</text:p>
          </table:table-cell>
          <table:table-cell table:formula="of:=SIN([.A90]/180*PI())" office:value-type="float" office:value="0.999847695156391">
            <text:p>0.9998476952</text:p>
          </table:table-cell>
          <table:table-cell table:number-columns-repeated="1022"/>
        </table:table-row>
        <table:table-row table:style-name="ro1">
          <table:table-cell office:value-type="float" office:value="90">
            <text:p>90.0000000000</text:p>
          </table:table-cell>
          <table:table-cell table:formula="of:=SIN([.A91]/180*PI())" office:value-type="float" office:value="1">
            <text:p>1.0000000000</text:p>
          </table:table-cell>
          <table:table-cell table:number-columns-repeated="1022"/>
        </table:table-row>
        <table:table-row table:style-name="ro1">
          <table:table-cell office:value-type="float" office:value="91">
            <text:p>91.0000000000</text:p>
          </table:table-cell>
          <table:table-cell table:formula="of:=SIN([.A92]/180*PI())" office:value-type="float" office:value="0.999847695156391">
            <text:p>0.9998476952</text:p>
          </table:table-cell>
          <table:table-cell table:number-columns-repeated="1022"/>
        </table:table-row>
        <table:table-row table:style-name="ro1">
          <table:table-cell office:value-type="float" office:value="92">
            <text:p>92.0000000000</text:p>
          </table:table-cell>
          <table:table-cell table:formula="of:=SIN([.A93]/180*PI())" office:value-type="float" office:value="0.999390827019096">
            <text:p>0.9993908270</text:p>
          </table:table-cell>
          <table:table-cell table:number-columns-repeated="1022"/>
        </table:table-row>
        <table:table-row table:style-name="ro1">
          <table:table-cell office:value-type="float" office:value="93">
            <text:p>93.0000000000</text:p>
          </table:table-cell>
          <table:table-cell table:formula="of:=SIN([.A94]/180*PI())" office:value-type="float" office:value="0.998629534754574">
            <text:p>0.9986295348</text:p>
          </table:table-cell>
          <table:table-cell table:number-columns-repeated="1022"/>
        </table:table-row>
        <table:table-row table:style-name="ro1">
          <table:table-cell office:value-type="float" office:value="94">
            <text:p>94.0000000000</text:p>
          </table:table-cell>
          <table:table-cell table:formula="of:=SIN([.A95]/180*PI())" office:value-type="float" office:value="0.997564050259824">
            <text:p>0.9975640503</text:p>
          </table:table-cell>
          <table:table-cell table:number-columns-repeated="1022"/>
        </table:table-row>
        <table:table-row table:style-name="ro1">
          <table:table-cell office:value-type="float" office:value="95">
            <text:p>95.0000000000</text:p>
          </table:table-cell>
          <table:table-cell table:formula="of:=SIN([.A96]/180*PI())" office:value-type="float" office:value="0.996194698091746">
            <text:p>0.9961946981</text:p>
          </table:table-cell>
          <table:table-cell table:number-columns-repeated="1022"/>
        </table:table-row>
        <table:table-row table:style-name="ro1">
          <table:table-cell office:value-type="float" office:value="96">
            <text:p>96.0000000000</text:p>
          </table:table-cell>
          <table:table-cell table:formula="of:=SIN([.A97]/180*PI())" office:value-type="float" office:value="0.994521895368273">
            <text:p>0.9945218954</text:p>
          </table:table-cell>
          <table:table-cell table:number-columns-repeated="1022"/>
        </table:table-row>
        <table:table-row table:style-name="ro1">
          <table:table-cell office:value-type="float" office:value="97">
            <text:p>97.0000000000</text:p>
          </table:table-cell>
          <table:table-cell table:formula="of:=SIN([.A98]/180*PI())" office:value-type="float" office:value="0.992546151641322">
            <text:p>0.9925461516</text:p>
          </table:table-cell>
          <table:table-cell table:number-columns-repeated="1022"/>
        </table:table-row>
        <table:table-row table:style-name="ro1">
          <table:table-cell office:value-type="float" office:value="98">
            <text:p>98.0000000000</text:p>
          </table:table-cell>
          <table:table-cell table:formula="of:=SIN([.A99]/180*PI())" office:value-type="float" office:value="0.99026806874157">
            <text:p>0.9902680687</text:p>
          </table:table-cell>
          <table:table-cell table:number-columns-repeated="1022"/>
        </table:table-row>
        <table:table-row table:style-name="ro1">
          <table:table-cell office:value-type="float" office:value="99">
            <text:p>99.0000000000</text:p>
          </table:table-cell>
          <table:table-cell table:formula="of:=SIN([.A100]/180*PI())" office:value-type="float" office:value="0.987688340595138">
            <text:p>0.9876883406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.0000000000</text:p>
          </table:table-cell>
          <table:table-cell table:formula="of:=SIN([.A101]/180*PI())" office:value-type="float" office:value="0.984807753012208">
            <text:p>0.9848077530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.0000000000</text:p>
          </table:table-cell>
          <table:table-cell table:formula="of:=SIN([.A102]/180*PI())" office:value-type="float" office:value="0.981627183447664">
            <text:p>0.9816271834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.0000000000</text:p>
          </table:table-cell>
          <table:table-cell table:formula="of:=SIN([.A103]/180*PI())" office:value-type="float" office:value="0.978147600733806">
            <text:p>0.9781476007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.0000000000</text:p>
          </table:table-cell>
          <table:table-cell table:formula="of:=SIN([.A104]/180*PI())" office:value-type="float" office:value="0.974370064785235">
            <text:p>0.9743700648</text:p>
          </table:table-cell>
          <table:table-cell table:number-columns-repeated="1022"/>
        </table:table-row>
        <table:table-row table:style-name="ro1">
          <table:table-cell office:value-type="float" office:value="104">
            <text:p>104.0000000000</text:p>
          </table:table-cell>
          <table:table-cell table:formula="of:=SIN([.A105]/180*PI())" office:value-type="float" office:value="0.970295726275996">
            <text:p>0.9702957263</text:p>
          </table:table-cell>
          <table:table-cell table:number-columns-repeated="1022"/>
        </table:table-row>
        <table:table-row table:style-name="ro1">
          <table:table-cell office:value-type="float" office:value="105">
            <text:p>105.0000000000</text:p>
          </table:table-cell>
          <table:table-cell table:formula="of:=SIN([.A106]/180*PI())" office:value-type="float" office:value="0.965925826289068">
            <text:p>0.9659258263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.0000000000</text:p>
          </table:table-cell>
          <table:table-cell table:formula="of:=SIN([.A107]/180*PI())" office:value-type="float" office:value="0.961261695938319">
            <text:p>0.9612616959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.0000000000</text:p>
          </table:table-cell>
          <table:table-cell table:formula="of:=SIN([.A108]/180*PI())" office:value-type="float" office:value="0.956304755963036">
            <text:p>0.9563047560</text:p>
          </table:table-cell>
          <table:table-cell table:number-columns-repeated="1022"/>
        </table:table-row>
        <table:table-row table:style-name="ro1">
          <table:table-cell office:value-type="float" office:value="108">
            <text:p>108.0000000000</text:p>
          </table:table-cell>
          <table:table-cell table:formula="of:=SIN([.A109]/180*PI())" office:value-type="float" office:value="0.951056516295154">
            <text:p>0.9510565163</text:p>
          </table:table-cell>
          <table:table-cell table:number-columns-repeated="1022"/>
        </table:table-row>
        <table:table-row table:style-name="ro1">
          <table:table-cell office:value-type="float" office:value="109">
            <text:p>109.0000000000</text:p>
          </table:table-cell>
          <table:table-cell table:formula="of:=SIN([.A110]/180*PI())" office:value-type="float" office:value="0.945518575599317">
            <text:p>0.9455185756</text:p>
          </table:table-cell>
          <table:table-cell table:number-columns-repeated="1022"/>
        </table:table-row>
        <table:table-row table:style-name="ro1">
          <table:table-cell office:value-type="float" office:value="110">
            <text:p>110.0000000000</text:p>
          </table:table-cell>
          <table:table-cell table:formula="of:=SIN([.A111]/180*PI())" office:value-type="float" office:value="0.939692620785908">
            <text:p>0.9396926208</text:p>
          </table:table-cell>
          <table:table-cell table:number-columns-repeated="1022"/>
        </table:table-row>
        <table:table-row table:style-name="ro1">
          <table:table-cell office:value-type="float" office:value="111">
            <text:p>111.0000000000</text:p>
          </table:table-cell>
          <table:table-cell table:formula="of:=SIN([.A112]/180*PI())" office:value-type="float" office:value="0.933580426497202">
            <text:p>0.9335804265</text:p>
          </table:table-cell>
          <table:table-cell table:number-columns-repeated="1022"/>
        </table:table-row>
        <table:table-row table:style-name="ro1">
          <table:table-cell office:value-type="float" office:value="112">
            <text:p>112.0000000000</text:p>
          </table:table-cell>
          <table:table-cell table:formula="of:=SIN([.A113]/180*PI())" office:value-type="float" office:value="0.927183854566787">
            <text:p>0.9271838546</text:p>
          </table:table-cell>
          <table:table-cell table:number-columns-repeated="1022"/>
        </table:table-row>
        <table:table-row table:style-name="ro1">
          <table:table-cell office:value-type="float" office:value="113">
            <text:p>113.0000000000</text:p>
          </table:table-cell>
          <table:table-cell table:formula="of:=SIN([.A114]/180*PI())" office:value-type="float" office:value="0.92050485345244">
            <text:p>0.9205048535</text:p>
          </table:table-cell>
          <table:table-cell table:number-columns-repeated="1022"/>
        </table:table-row>
        <table:table-row table:style-name="ro1">
          <table:table-cell office:value-type="float" office:value="114">
            <text:p>114.0000000000</text:p>
          </table:table-cell>
          <table:table-cell table:formula="of:=SIN([.A115]/180*PI())" office:value-type="float" office:value="0.913545457642601">
            <text:p>0.9135454576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.0000000000</text:p>
          </table:table-cell>
          <table:table-cell table:formula="of:=SIN([.A116]/180*PI())" office:value-type="float" office:value="0.90630778703665">
            <text:p>0.9063077870</text:p>
          </table:table-cell>
          <table:table-cell table:number-columns-repeated="1022"/>
        </table:table-row>
        <table:table-row table:style-name="ro1">
          <table:table-cell office:value-type="float" office:value="116">
            <text:p>116.0000000000</text:p>
          </table:table-cell>
          <table:table-cell table:formula="of:=SIN([.A117]/180*PI())" office:value-type="float" office:value="0.898794046299167">
            <text:p>0.8987940463</text:p>
          </table:table-cell>
          <table:table-cell table:number-columns-repeated="1022"/>
        </table:table-row>
        <table:table-row table:style-name="ro1">
          <table:table-cell office:value-type="float" office:value="117">
            <text:p>117.0000000000</text:p>
          </table:table-cell>
          <table:table-cell table:formula="of:=SIN([.A118]/180*PI())" office:value-type="float" office:value="0.891006524188368">
            <text:p>0.8910065242</text:p>
          </table:table-cell>
          <table:table-cell table:number-columns-repeated="1022"/>
        </table:table-row>
        <table:table-row table:style-name="ro1">
          <table:table-cell office:value-type="float" office:value="118">
            <text:p>118.0000000000</text:p>
          </table:table-cell>
          <table:table-cell table:formula="of:=SIN([.A119]/180*PI())" office:value-type="float" office:value="0.882947592858927">
            <text:p>0.8829475929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.0000000000</text:p>
          </table:table-cell>
          <table:table-cell table:formula="of:=SIN([.A120]/180*PI())" office:value-type="float" office:value="0.874619707139396">
            <text:p>0.8746197071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.0000000000</text:p>
          </table:table-cell>
          <table:table-cell table:formula="of:=SIN([.A121]/180*PI())" office:value-type="float" office:value="0.866025403784439">
            <text:p>0.8660254038</text:p>
          </table:table-cell>
          <table:table-cell table:number-columns-repeated="1022"/>
        </table:table-row>
        <table:table-row table:style-name="ro1">
          <table:table-cell office:value-type="float" office:value="121">
            <text:p>121.0000000000</text:p>
          </table:table-cell>
          <table:table-cell table:formula="of:=SIN([.A122]/180*PI())" office:value-type="float" office:value="0.857167300702112">
            <text:p>0.8571673007</text:p>
          </table:table-cell>
          <table:table-cell table:number-columns-repeated="1022"/>
        </table:table-row>
        <table:table-row table:style-name="ro1">
          <table:table-cell office:value-type="float" office:value="122">
            <text:p>122.0000000000</text:p>
          </table:table-cell>
          <table:table-cell table:formula="of:=SIN([.A123]/180*PI())" office:value-type="float" office:value="0.848048096156426">
            <text:p>0.8480480962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.0000000000</text:p>
          </table:table-cell>
          <table:table-cell table:formula="of:=SIN([.A124]/180*PI())" office:value-type="float" office:value="0.838670567945424">
            <text:p>0.8386705679</text:p>
          </table:table-cell>
          <table:table-cell table:number-columns-repeated="1022"/>
        </table:table-row>
        <table:table-row table:style-name="ro1">
          <table:table-cell office:value-type="float" office:value="124">
            <text:p>124.0000000000</text:p>
          </table:table-cell>
          <table:table-cell table:formula="of:=SIN([.A125]/180*PI())" office:value-type="float" office:value="0.829037572555042">
            <text:p>0.8290375726</text:p>
          </table:table-cell>
          <table:table-cell table:number-columns-repeated="1022"/>
        </table:table-row>
        <table:table-row table:style-name="ro1">
          <table:table-cell office:value-type="float" office:value="125">
            <text:p>125.0000000000</text:p>
          </table:table-cell>
          <table:table-cell table:formula="of:=SIN([.A126]/180*PI())" office:value-type="float" office:value="0.819152044288992">
            <text:p>0.8191520443</text:p>
          </table:table-cell>
          <table:table-cell table:number-columns-repeated="1022"/>
        </table:table-row>
        <table:table-row table:style-name="ro1">
          <table:table-cell office:value-type="float" office:value="126">
            <text:p>126.0000000000</text:p>
          </table:table-cell>
          <table:table-cell table:formula="of:=SIN([.A127]/180*PI())" office:value-type="float" office:value="0.809016994374947">
            <text:p>0.8090169944</text:p>
          </table:table-cell>
          <table:table-cell table:number-columns-repeated="1022"/>
        </table:table-row>
        <table:table-row table:style-name="ro1">
          <table:table-cell office:value-type="float" office:value="127">
            <text:p>127.0000000000</text:p>
          </table:table-cell>
          <table:table-cell table:formula="of:=SIN([.A128]/180*PI())" office:value-type="float" office:value="0.798635510047293">
            <text:p>0.7986355100</text:p>
          </table:table-cell>
          <table:table-cell table:number-columns-repeated="1022"/>
        </table:table-row>
        <table:table-row table:style-name="ro1">
          <table:table-cell office:value-type="float" office:value="128">
            <text:p>128.0000000000</text:p>
          </table:table-cell>
          <table:table-cell table:formula="of:=SIN([.A129]/180*PI())" office:value-type="float" office:value="0.788010753606722">
            <text:p>0.7880107536</text:p>
          </table:table-cell>
          <table:table-cell table:number-columns-repeated="1022"/>
        </table:table-row>
        <table:table-row table:style-name="ro1">
          <table:table-cell office:value-type="float" office:value="129">
            <text:p>129.0000000000</text:p>
          </table:table-cell>
          <table:table-cell table:formula="of:=SIN([.A130]/180*PI())" office:value-type="float" office:value="0.777145961456971">
            <text:p>0.7771459615</text:p>
          </table:table-cell>
          <table:table-cell table:number-columns-repeated="1022"/>
        </table:table-row>
        <table:table-row table:style-name="ro1">
          <table:table-cell office:value-type="float" office:value="130">
            <text:p>130.0000000000</text:p>
          </table:table-cell>
          <table:table-cell table:formula="of:=SIN([.A131]/180*PI())" office:value-type="float" office:value="0.766044443118978">
            <text:p>0.7660444431</text:p>
          </table:table-cell>
          <table:table-cell table:number-columns-repeated="1022"/>
        </table:table-row>
        <table:table-row table:style-name="ro1">
          <table:table-cell office:value-type="float" office:value="131">
            <text:p>131.0000000000</text:p>
          </table:table-cell>
          <table:table-cell table:formula="of:=SIN([.A132]/180*PI())" office:value-type="float" office:value="0.754709580222772">
            <text:p>0.7547095802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.0000000000</text:p>
          </table:table-cell>
          <table:table-cell table:formula="of:=SIN([.A133]/180*PI())" office:value-type="float" office:value="0.743144825477394">
            <text:p>0.7431448255</text:p>
          </table:table-cell>
          <table:table-cell table:number-columns-repeated="1022"/>
        </table:table-row>
        <table:table-row table:style-name="ro1">
          <table:table-cell office:value-type="float" office:value="133">
            <text:p>133.0000000000</text:p>
          </table:table-cell>
          <table:table-cell table:formula="of:=SIN([.A134]/180*PI())" office:value-type="float" office:value="0.731353701619171">
            <text:p>0.7313537016</text:p>
          </table:table-cell>
          <table:table-cell table:number-columns-repeated="1022"/>
        </table:table-row>
        <table:table-row table:style-name="ro1">
          <table:table-cell office:value-type="float" office:value="134">
            <text:p>134.0000000000</text:p>
          </table:table-cell>
          <table:table-cell table:formula="of:=SIN([.A135]/180*PI())" office:value-type="float" office:value="0.719339800338651">
            <text:p>0.7193398003</text:p>
          </table:table-cell>
          <table:table-cell table:number-columns-repeated="1022"/>
        </table:table-row>
        <table:table-row table:style-name="ro1">
          <table:table-cell office:value-type="float" office:value="135">
            <text:p>135.0000000000</text:p>
          </table:table-cell>
          <table:table-cell table:formula="of:=SIN([.A136]/180*PI())" office:value-type="float" office:value="0.707106781186548">
            <text:p>0.7071067812</text:p>
          </table:table-cell>
          <table:table-cell table:number-columns-repeated="1022"/>
        </table:table-row>
        <table:table-row table:style-name="ro1">
          <table:table-cell office:value-type="float" office:value="136">
            <text:p>136.0000000000</text:p>
          </table:table-cell>
          <table:table-cell table:formula="of:=SIN([.A137]/180*PI())" office:value-type="float" office:value="0.694658370458997">
            <text:p>0.6946583705</text:p>
          </table:table-cell>
          <table:table-cell table:number-columns-repeated="1022"/>
        </table:table-row>
        <table:table-row table:style-name="ro1">
          <table:table-cell office:value-type="float" office:value="137">
            <text:p>137.0000000000</text:p>
          </table:table-cell>
          <table:table-cell table:formula="of:=SIN([.A138]/180*PI())" office:value-type="float" office:value="0.681998360062499">
            <text:p>0.6819983601</text:p>
          </table:table-cell>
          <table:table-cell table:number-columns-repeated="1022"/>
        </table:table-row>
        <table:table-row table:style-name="ro1">
          <table:table-cell office:value-type="float" office:value="138">
            <text:p>138.0000000000</text:p>
          </table:table-cell>
          <table:table-cell table:formula="of:=SIN([.A139]/180*PI())" office:value-type="float" office:value="0.669130606358858">
            <text:p>0.6691306064</text:p>
          </table:table-cell>
          <table:table-cell table:number-columns-repeated="1022"/>
        </table:table-row>
        <table:table-row table:style-name="ro1">
          <table:table-cell office:value-type="float" office:value="139">
            <text:p>139.0000000000</text:p>
          </table:table-cell>
          <table:table-cell table:formula="of:=SIN([.A140]/180*PI())" office:value-type="float" office:value="0.656059028990507">
            <text:p>0.6560590290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.0000000000</text:p>
          </table:table-cell>
          <table:table-cell table:formula="of:=SIN([.A141]/180*PI())" office:value-type="float" office:value="0.642787609686539">
            <text:p>0.6427876097</text:p>
          </table:table-cell>
          <table:table-cell table:number-columns-repeated="1022"/>
        </table:table-row>
        <table:table-row table:style-name="ro1">
          <table:table-cell office:value-type="float" office:value="141">
            <text:p>141.0000000000</text:p>
          </table:table-cell>
          <table:table-cell table:formula="of:=SIN([.A142]/180*PI())" office:value-type="float" office:value="0.629320391049837">
            <text:p>0.6293203910</text:p>
          </table:table-cell>
          <table:table-cell table:number-columns-repeated="1022"/>
        </table:table-row>
        <table:table-row table:style-name="ro1">
          <table:table-cell office:value-type="float" office:value="142">
            <text:p>142.0000000000</text:p>
          </table:table-cell>
          <table:table-cell table:formula="of:=SIN([.A143]/180*PI())" office:value-type="float" office:value="0.615661475325658">
            <text:p>0.6156614753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.0000000000</text:p>
          </table:table-cell>
          <table:table-cell table:formula="of:=SIN([.A144]/180*PI())" office:value-type="float" office:value="0.601815023152049">
            <text:p>0.6018150232</text:p>
          </table:table-cell>
          <table:table-cell table:number-columns-repeated="1022"/>
        </table:table-row>
        <table:table-row table:style-name="ro1">
          <table:table-cell office:value-type="float" office:value="144">
            <text:p>144.0000000000</text:p>
          </table:table-cell>
          <table:table-cell table:formula="of:=SIN([.A145]/180*PI())" office:value-type="float" office:value="0.587785252292473">
            <text:p>0.5877852523</text:p>
          </table:table-cell>
          <table:table-cell table:number-columns-repeated="1022"/>
        </table:table-row>
        <table:table-row table:style-name="ro1">
          <table:table-cell office:value-type="float" office:value="145">
            <text:p>145.0000000000</text:p>
          </table:table-cell>
          <table:table-cell table:formula="of:=SIN([.A146]/180*PI())" office:value-type="float" office:value="0.573576436351046">
            <text:p>0.5735764364</text:p>
          </table:table-cell>
          <table:table-cell table:number-columns-repeated="1022"/>
        </table:table-row>
        <table:table-row table:style-name="ro1">
          <table:table-cell office:value-type="float" office:value="146">
            <text:p>146.0000000000</text:p>
          </table:table-cell>
          <table:table-cell table:formula="of:=SIN([.A147]/180*PI())" office:value-type="float" office:value="0.559192903470747">
            <text:p>0.5591929035</text:p>
          </table:table-cell>
          <table:table-cell table:number-columns-repeated="1022"/>
        </table:table-row>
        <table:table-row table:style-name="ro1">
          <table:table-cell office:value-type="float" office:value="147">
            <text:p>147.0000000000</text:p>
          </table:table-cell>
          <table:table-cell table:formula="of:=SIN([.A148]/180*PI())" office:value-type="float" office:value="0.544639035015027">
            <text:p>0.5446390350</text:p>
          </table:table-cell>
          <table:table-cell table:number-columns-repeated="1022"/>
        </table:table-row>
        <table:table-row table:style-name="ro1">
          <table:table-cell office:value-type="float" office:value="148">
            <text:p>148.0000000000</text:p>
          </table:table-cell>
          <table:table-cell table:formula="of:=SIN([.A149]/180*PI())" office:value-type="float" office:value="0.529919264233205">
            <text:p>0.5299192642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.0000000000</text:p>
          </table:table-cell>
          <table:table-cell table:formula="of:=SIN([.A150]/180*PI())" office:value-type="float" office:value="0.515038074910054">
            <text:p>0.5150380749</text:p>
          </table:table-cell>
          <table:table-cell table:number-columns-repeated="1022"/>
        </table:table-row>
        <table:table-row table:style-name="ro1">
          <table:table-cell office:value-type="float" office:value="150">
            <text:p>150.0000000000</text:p>
          </table:table-cell>
          <table:table-cell table:formula="of:=SIN([.A151]/180*PI())" office:value-type="float" office:value="0.5">
            <text:p>0.5000000000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.0000000000</text:p>
          </table:table-cell>
          <table:table-cell table:formula="of:=SIN([.A152]/180*PI())" office:value-type="float" office:value="0.484809620246337">
            <text:p>0.4848096202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.0000000000</text:p>
          </table:table-cell>
          <table:table-cell table:formula="of:=SIN([.A153]/180*PI())" office:value-type="float" office:value="0.469471562785891">
            <text:p>0.4694715628</text:p>
          </table:table-cell>
          <table:table-cell table:number-columns-repeated="1022"/>
        </table:table-row>
        <table:table-row table:style-name="ro1">
          <table:table-cell office:value-type="float" office:value="153">
            <text:p>153.0000000000</text:p>
          </table:table-cell>
          <table:table-cell table:formula="of:=SIN([.A154]/180*PI())" office:value-type="float" office:value="0.453990499739547">
            <text:p>0.4539904997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.0000000000</text:p>
          </table:table-cell>
          <table:table-cell table:formula="of:=SIN([.A155]/180*PI())" office:value-type="float" office:value="0.438371146789078">
            <text:p>0.4383711468</text:p>
          </table:table-cell>
          <table:table-cell table:number-columns-repeated="1022"/>
        </table:table-row>
        <table:table-row table:style-name="ro1">
          <table:table-cell office:value-type="float" office:value="155">
            <text:p>155.0000000000</text:p>
          </table:table-cell>
          <table:table-cell table:formula="of:=SIN([.A156]/180*PI())" office:value-type="float" office:value="0.422618261740699">
            <text:p>0.4226182617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.0000000000</text:p>
          </table:table-cell>
          <table:table-cell table:formula="of:=SIN([.A157]/180*PI())" office:value-type="float" office:value="0.4067366430758">
            <text:p>0.4067366431</text:p>
          </table:table-cell>
          <table:table-cell table:number-columns-repeated="1022"/>
        </table:table-row>
        <table:table-row table:style-name="ro1">
          <table:table-cell office:value-type="float" office:value="157">
            <text:p>157.0000000000</text:p>
          </table:table-cell>
          <table:table-cell table:formula="of:=SIN([.A158]/180*PI())" office:value-type="float" office:value="0.390731128489274">
            <text:p>0.3907311285</text:p>
          </table:table-cell>
          <table:table-cell table:number-columns-repeated="1022"/>
        </table:table-row>
        <table:table-row table:style-name="ro1">
          <table:table-cell office:value-type="float" office:value="158">
            <text:p>158.0000000000</text:p>
          </table:table-cell>
          <table:table-cell table:formula="of:=SIN([.A159]/180*PI())" office:value-type="float" office:value="0.374606593415912">
            <text:p>0.3746065934</text:p>
          </table:table-cell>
          <table:table-cell table:number-columns-repeated="1022"/>
        </table:table-row>
        <table:table-row table:style-name="ro1">
          <table:table-cell office:value-type="float" office:value="159">
            <text:p>159.0000000000</text:p>
          </table:table-cell>
          <table:table-cell table:formula="of:=SIN([.A160]/180*PI())" office:value-type="float" office:value="0.358367949545301">
            <text:p>0.3583679495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.0000000000</text:p>
          </table:table-cell>
          <table:table-cell table:formula="of:=SIN([.A161]/180*PI())" office:value-type="float" office:value="0.342020143325669">
            <text:p>0.3420201433</text:p>
          </table:table-cell>
          <table:table-cell table:number-columns-repeated="1022"/>
        </table:table-row>
        <table:table-row table:style-name="ro1">
          <table:table-cell office:value-type="float" office:value="161">
            <text:p>161.0000000000</text:p>
          </table:table-cell>
          <table:table-cell table:formula="of:=SIN([.A162]/180*PI())" office:value-type="float" office:value="0.325568154457157">
            <text:p>0.3255681545</text:p>
          </table:table-cell>
          <table:table-cell table:number-columns-repeated="1022"/>
        </table:table-row>
        <table:table-row table:style-name="ro1">
          <table:table-cell office:value-type="float" office:value="162">
            <text:p>162.0000000000</text:p>
          </table:table-cell>
          <table:table-cell table:formula="of:=SIN([.A163]/180*PI())" office:value-type="float" office:value="0.309016994374947">
            <text:p>0.3090169944</text:p>
          </table:table-cell>
          <table:table-cell table:number-columns-repeated="1022"/>
        </table:table-row>
        <table:table-row table:style-name="ro1">
          <table:table-cell office:value-type="float" office:value="163">
            <text:p>163.0000000000</text:p>
          </table:table-cell>
          <table:table-cell table:formula="of:=SIN([.A164]/180*PI())" office:value-type="float" office:value="0.292371704722737">
            <text:p>0.2923717047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.0000000000</text:p>
          </table:table-cell>
          <table:table-cell table:formula="of:=SIN([.A165]/180*PI())" office:value-type="float" office:value="0.275637355816999">
            <text:p>0.2756373558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.0000000000</text:p>
          </table:table-cell>
          <table:table-cell table:formula="of:=SIN([.A166]/180*PI())" office:value-type="float" office:value="0.258819045102521">
            <text:p>0.2588190451</text:p>
          </table:table-cell>
          <table:table-cell table:number-columns-repeated="1022"/>
        </table:table-row>
        <table:table-row table:style-name="ro1">
          <table:table-cell office:value-type="float" office:value="166">
            <text:p>166.0000000000</text:p>
          </table:table-cell>
          <table:table-cell table:formula="of:=SIN([.A167]/180*PI())" office:value-type="float" office:value="0.241921895599668">
            <text:p>0.2419218956</text:p>
          </table:table-cell>
          <table:table-cell table:number-columns-repeated="1022"/>
        </table:table-row>
        <table:table-row table:style-name="ro1">
          <table:table-cell office:value-type="float" office:value="167">
            <text:p>167.0000000000</text:p>
          </table:table-cell>
          <table:table-cell table:formula="of:=SIN([.A168]/180*PI())" office:value-type="float" office:value="0.224951054343865">
            <text:p>0.2249510543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.0000000000</text:p>
          </table:table-cell>
          <table:table-cell table:formula="of:=SIN([.A169]/180*PI())" office:value-type="float" office:value="0.207911690817759">
            <text:p>0.2079116908</text:p>
          </table:table-cell>
          <table:table-cell table:number-columns-repeated="1022"/>
        </table:table-row>
        <table:table-row table:style-name="ro1">
          <table:table-cell office:value-type="float" office:value="169">
            <text:p>169.0000000000</text:p>
          </table:table-cell>
          <table:table-cell table:formula="of:=SIN([.A170]/180*PI())" office:value-type="float" office:value="0.190808995376545">
            <text:p>0.1908089954</text:p>
          </table:table-cell>
          <table:table-cell table:number-columns-repeated="1022"/>
        </table:table-row>
        <table:table-row table:style-name="ro1">
          <table:table-cell office:value-type="float" office:value="170">
            <text:p>170.0000000000</text:p>
          </table:table-cell>
          <table:table-cell table:formula="of:=SIN([.A171]/180*PI())" office:value-type="float" office:value="0.173648177666931">
            <text:p>0.1736481777</text:p>
          </table:table-cell>
          <table:table-cell table:number-columns-repeated="1022"/>
        </table:table-row>
        <table:table-row table:style-name="ro1">
          <table:table-cell office:value-type="float" office:value="171">
            <text:p>171.0000000000</text:p>
          </table:table-cell>
          <table:table-cell table:formula="of:=SIN([.A172]/180*PI())" office:value-type="float" office:value="0.156434465040231">
            <text:p>0.1564344650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.0000000000</text:p>
          </table:table-cell>
          <table:table-cell table:formula="of:=SIN([.A173]/180*PI())" office:value-type="float" office:value="0.139173100960065">
            <text:p>0.1391731010</text:p>
          </table:table-cell>
          <table:table-cell table:number-columns-repeated="1022"/>
        </table:table-row>
        <table:table-row table:style-name="ro1">
          <table:table-cell office:value-type="float" office:value="173">
            <text:p>173.0000000000</text:p>
          </table:table-cell>
          <table:table-cell table:formula="of:=SIN([.A174]/180*PI())" office:value-type="float" office:value="0.121869343405148">
            <text:p>0.1218693434</text:p>
          </table:table-cell>
          <table:table-cell table:number-columns-repeated="1022"/>
        </table:table-row>
        <table:table-row table:style-name="ro1">
          <table:table-cell office:value-type="float" office:value="174">
            <text:p>174.0000000000</text:p>
          </table:table-cell>
          <table:table-cell table:formula="of:=SIN([.A175]/180*PI())" office:value-type="float" office:value="0.104528463267654">
            <text:p>0.1045284633</text:p>
          </table:table-cell>
          <table:table-cell table:number-columns-repeated="1022"/>
        </table:table-row>
        <table:table-row table:style-name="ro1">
          <table:table-cell office:value-type="float" office:value="175">
            <text:p>175.0000000000</text:p>
          </table:table-cell>
          <table:table-cell table:formula="of:=SIN([.A176]/180*PI())" office:value-type="float" office:value="0.0871557427476582">
            <text:p>0.0871557427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.0000000000</text:p>
          </table:table-cell>
          <table:table-cell table:formula="of:=SIN([.A177]/180*PI())" office:value-type="float" office:value="0.0697564737441255">
            <text:p>0.0697564737</text:p>
          </table:table-cell>
          <table:table-cell table:number-columns-repeated="1022"/>
        </table:table-row>
        <table:table-row table:style-name="ro1">
          <table:table-cell office:value-type="float" office:value="177">
            <text:p>177.0000000000</text:p>
          </table:table-cell>
          <table:table-cell table:formula="of:=SIN([.A178]/180*PI())" office:value-type="float" office:value="0.0523359562429443">
            <text:p>0.0523359562</text:p>
          </table:table-cell>
          <table:table-cell table:number-columns-repeated="1022"/>
        </table:table-row>
        <table:table-row table:style-name="ro1">
          <table:table-cell office:value-type="float" office:value="178">
            <text:p>178.0000000000</text:p>
          </table:table-cell>
          <table:table-cell table:formula="of:=SIN([.A179]/180*PI())" office:value-type="float" office:value="0.0348994967025011">
            <text:p>0.0348994967</text:p>
          </table:table-cell>
          <table:table-cell table:number-columns-repeated="1022"/>
        </table:table-row>
        <table:table-row table:style-name="ro1">
          <table:table-cell office:value-type="float" office:value="179">
            <text:p>179.0000000000</text:p>
          </table:table-cell>
          <table:table-cell table:formula="of:=SIN([.A180]/180*PI())" office:value-type="float" office:value="0.0174524064372834">
            <text:p>0.0174524064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.0000000000</text:p>
          </table:table-cell>
          <table:table-cell table:formula="of:=SIN([.A181]/180*PI())" office:value-type="float" office:value="1.22464679914735E-016">
            <text:p>0.0000000000</text:p>
          </table:table-cell>
          <table:table-cell table:number-columns-repeated="1022"/>
        </table:table-row>
        <table:table-row table:style-name="ro1">
          <table:table-cell office:value-type="float" office:value="181">
            <text:p>181.0000000000</text:p>
          </table:table-cell>
          <table:table-cell table:formula="of:=SIN([.A182]/180*PI())" office:value-type="float" office:value="-0.0174524064372832">
            <text:p>-0.0174524064</text:p>
          </table:table-cell>
          <table:table-cell table:number-columns-repeated="1022"/>
        </table:table-row>
        <table:table-row table:style-name="ro1">
          <table:table-cell office:value-type="float" office:value="182">
            <text:p>182.0000000000</text:p>
          </table:table-cell>
          <table:table-cell table:formula="of:=SIN([.A183]/180*PI())" office:value-type="float" office:value="-0.0348994967025009">
            <text:p>-0.0348994967</text:p>
          </table:table-cell>
          <table:table-cell table:number-columns-repeated="1022"/>
        </table:table-row>
        <table:table-row table:style-name="ro1">
          <table:table-cell office:value-type="float" office:value="183">
            <text:p>183.0000000000</text:p>
          </table:table-cell>
          <table:table-cell table:formula="of:=SIN([.A184]/180*PI())" office:value-type="float" office:value="-0.0523359562429436">
            <text:p>-0.0523359562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.0000000000</text:p>
          </table:table-cell>
          <table:table-cell table:formula="of:=SIN([.A185]/180*PI())" office:value-type="float" office:value="-0.0697564737441248">
            <text:p>-0.0697564737</text:p>
          </table:table-cell>
          <table:table-cell table:number-columns-repeated="1022"/>
        </table:table-row>
        <table:table-row table:style-name="ro1">
          <table:table-cell office:value-type="float" office:value="185">
            <text:p>185.0000000000</text:p>
          </table:table-cell>
          <table:table-cell table:formula="of:=SIN([.A186]/180*PI())" office:value-type="float" office:value="-0.0871557427476579">
            <text:p>-0.0871557427</text:p>
          </table:table-cell>
          <table:table-cell table:number-columns-repeated="1022"/>
        </table:table-row>
        <table:table-row table:style-name="ro1">
          <table:table-cell office:value-type="float" office:value="186">
            <text:p>186.0000000000</text:p>
          </table:table-cell>
          <table:table-cell table:formula="of:=SIN([.A187]/180*PI())" office:value-type="float" office:value="-0.104528463267653">
            <text:p>-0.1045284633</text:p>
          </table:table-cell>
          <table:table-cell table:number-columns-repeated="1022"/>
        </table:table-row>
        <table:table-row table:style-name="ro1">
          <table:table-cell office:value-type="float" office:value="187">
            <text:p>187.0000000000</text:p>
          </table:table-cell>
          <table:table-cell table:formula="of:=SIN([.A188]/180*PI())" office:value-type="float" office:value="-0.121869343405148">
            <text:p>-0.1218693434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.0000000000</text:p>
          </table:table-cell>
          <table:table-cell table:formula="of:=SIN([.A189]/180*PI())" office:value-type="float" office:value="-0.139173100960066">
            <text:p>-0.1391731010</text:p>
          </table:table-cell>
          <table:table-cell table:number-columns-repeated="1022"/>
        </table:table-row>
        <table:table-row table:style-name="ro1">
          <table:table-cell office:value-type="float" office:value="189">
            <text:p>189.0000000000</text:p>
          </table:table-cell>
          <table:table-cell table:formula="of:=SIN([.A190]/180*PI())" office:value-type="float" office:value="-0.156434465040231">
            <text:p>-0.1564344650</text:p>
          </table:table-cell>
          <table:table-cell table:number-columns-repeated="1022"/>
        </table:table-row>
        <table:table-row table:style-name="ro1">
          <table:table-cell office:value-type="float" office:value="190">
            <text:p>190.0000000000</text:p>
          </table:table-cell>
          <table:table-cell table:formula="of:=SIN([.A191]/180*PI())" office:value-type="float" office:value="-0.17364817766693">
            <text:p>-0.1736481777</text:p>
          </table:table-cell>
          <table:table-cell table:number-columns-repeated="1022"/>
        </table:table-row>
        <table:table-row table:style-name="ro1">
          <table:table-cell office:value-type="float" office:value="191">
            <text:p>191.0000000000</text:p>
          </table:table-cell>
          <table:table-cell table:formula="of:=SIN([.A192]/180*PI())" office:value-type="float" office:value="-0.190808995376545">
            <text:p>-0.1908089954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.0000000000</text:p>
          </table:table-cell>
          <table:table-cell table:formula="of:=SIN([.A193]/180*PI())" office:value-type="float" office:value="-0.207911690817759">
            <text:p>-0.2079116908</text:p>
          </table:table-cell>
          <table:table-cell table:number-columns-repeated="1022"/>
        </table:table-row>
        <table:table-row table:style-name="ro1">
          <table:table-cell office:value-type="float" office:value="193">
            <text:p>193.0000000000</text:p>
          </table:table-cell>
          <table:table-cell table:formula="of:=SIN([.A194]/180*PI())" office:value-type="float" office:value="-0.224951054343865">
            <text:p>-0.2249510543</text:p>
          </table:table-cell>
          <table:table-cell table:number-columns-repeated="1022"/>
        </table:table-row>
        <table:table-row table:style-name="ro1">
          <table:table-cell office:value-type="float" office:value="194">
            <text:p>194.0000000000</text:p>
          </table:table-cell>
          <table:table-cell table:formula="of:=SIN([.A195]/180*PI())" office:value-type="float" office:value="-0.241921895599667">
            <text:p>-0.2419218956</text:p>
          </table:table-cell>
          <table:table-cell table:number-columns-repeated="1022"/>
        </table:table-row>
        <table:table-row table:style-name="ro1">
          <table:table-cell office:value-type="float" office:value="195">
            <text:p>195.0000000000</text:p>
          </table:table-cell>
          <table:table-cell table:formula="of:=SIN([.A196]/180*PI())" office:value-type="float" office:value="-0.25881904510252">
            <text:p>-0.2588190451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.0000000000</text:p>
          </table:table-cell>
          <table:table-cell table:formula="of:=SIN([.A197]/180*PI())" office:value-type="float" office:value="-0.275637355816999">
            <text:p>-0.2756373558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.0000000000</text:p>
          </table:table-cell>
          <table:table-cell table:formula="of:=SIN([.A198]/180*PI())" office:value-type="float" office:value="-0.292371704722737">
            <text:p>-0.2923717047</text:p>
          </table:table-cell>
          <table:table-cell table:number-columns-repeated="1022"/>
        </table:table-row>
        <table:table-row table:style-name="ro1">
          <table:table-cell office:value-type="float" office:value="198">
            <text:p>198.0000000000</text:p>
          </table:table-cell>
          <table:table-cell table:formula="of:=SIN([.A199]/180*PI())" office:value-type="float" office:value="-0.309016994374948">
            <text:p>-0.3090169944</text:p>
          </table:table-cell>
          <table:table-cell table:number-columns-repeated="1022"/>
        </table:table-row>
        <table:table-row table:style-name="ro1">
          <table:table-cell office:value-type="float" office:value="199">
            <text:p>199.0000000000</text:p>
          </table:table-cell>
          <table:table-cell table:formula="of:=SIN([.A200]/180*PI())" office:value-type="float" office:value="-0.325568154457157">
            <text:p>-0.3255681545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.0000000000</text:p>
          </table:table-cell>
          <table:table-cell table:formula="of:=SIN([.A201]/180*PI())" office:value-type="float" office:value="-0.342020143325669">
            <text:p>-0.3420201433</text:p>
          </table:table-cell>
          <table:table-cell table:number-columns-repeated="1022"/>
        </table:table-row>
        <table:table-row table:style-name="ro1">
          <table:table-cell office:value-type="float" office:value="201">
            <text:p>201.0000000000</text:p>
          </table:table-cell>
          <table:table-cell table:formula="of:=SIN([.A202]/180*PI())" office:value-type="float" office:value="-0.3583679495453">
            <text:p>-0.3583679495</text:p>
          </table:table-cell>
          <table:table-cell table:number-columns-repeated="1022"/>
        </table:table-row>
        <table:table-row table:style-name="ro1">
          <table:table-cell office:value-type="float" office:value="202">
            <text:p>202.0000000000</text:p>
          </table:table-cell>
          <table:table-cell table:formula="of:=SIN([.A203]/180*PI())" office:value-type="float" office:value="-0.374606593415912">
            <text:p>-0.3746065934</text:p>
          </table:table-cell>
          <table:table-cell table:number-columns-repeated="1022"/>
        </table:table-row>
        <table:table-row table:style-name="ro1">
          <table:table-cell office:value-type="float" office:value="203">
            <text:p>203.0000000000</text:p>
          </table:table-cell>
          <table:table-cell table:formula="of:=SIN([.A204]/180*PI())" office:value-type="float" office:value="-0.390731128489274">
            <text:p>-0.3907311285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.0000000000</text:p>
          </table:table-cell>
          <table:table-cell table:formula="of:=SIN([.A205]/180*PI())" office:value-type="float" office:value="-0.4067366430758">
            <text:p>-0.4067366431</text:p>
          </table:table-cell>
          <table:table-cell table:number-columns-repeated="1022"/>
        </table:table-row>
        <table:table-row table:style-name="ro1">
          <table:table-cell office:value-type="float" office:value="205">
            <text:p>205.0000000000</text:p>
          </table:table-cell>
          <table:table-cell table:formula="of:=SIN([.A206]/180*PI())" office:value-type="float" office:value="-0.422618261740699">
            <text:p>-0.4226182617</text:p>
          </table:table-cell>
          <table:table-cell table:number-columns-repeated="1022"/>
        </table:table-row>
        <table:table-row table:style-name="ro1">
          <table:table-cell office:value-type="float" office:value="206">
            <text:p>206.0000000000</text:p>
          </table:table-cell>
          <table:table-cell table:formula="of:=SIN([.A207]/180*PI())" office:value-type="float" office:value="-0.438371146789077">
            <text:p>-0.4383711468</text:p>
          </table:table-cell>
          <table:table-cell table:number-columns-repeated="1022"/>
        </table:table-row>
        <table:table-row table:style-name="ro1">
          <table:table-cell office:value-type="float" office:value="207">
            <text:p>207.0000000000</text:p>
          </table:table-cell>
          <table:table-cell table:formula="of:=SIN([.A208]/180*PI())" office:value-type="float" office:value="-0.453990499739546">
            <text:p>-0.4539904997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.0000000000</text:p>
          </table:table-cell>
          <table:table-cell table:formula="of:=SIN([.A209]/180*PI())" office:value-type="float" office:value="-0.469471562785891">
            <text:p>-0.4694715628</text:p>
          </table:table-cell>
          <table:table-cell table:number-columns-repeated="1022"/>
        </table:table-row>
        <table:table-row table:style-name="ro1">
          <table:table-cell office:value-type="float" office:value="209">
            <text:p>209.0000000000</text:p>
          </table:table-cell>
          <table:table-cell table:formula="of:=SIN([.A210]/180*PI())" office:value-type="float" office:value="-0.484809620246337">
            <text:p>-0.4848096202</text:p>
          </table:table-cell>
          <table:table-cell table:number-columns-repeated="1022"/>
        </table:table-row>
        <table:table-row table:style-name="ro1">
          <table:table-cell office:value-type="float" office:value="210">
            <text:p>210.0000000000</text:p>
          </table:table-cell>
          <table:table-cell table:formula="of:=SIN([.A211]/180*PI())" office:value-type="float" office:value="-0.5">
            <text:p>-0.5000000000</text:p>
          </table:table-cell>
          <table:table-cell table:number-columns-repeated="1022"/>
        </table:table-row>
        <table:table-row table:style-name="ro1">
          <table:table-cell office:value-type="float" office:value="211">
            <text:p>211.0000000000</text:p>
          </table:table-cell>
          <table:table-cell table:formula="of:=SIN([.A212]/180*PI())" office:value-type="float" office:value="-0.515038074910054">
            <text:p>-0.5150380749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.0000000000</text:p>
          </table:table-cell>
          <table:table-cell table:formula="of:=SIN([.A213]/180*PI())" office:value-type="float" office:value="-0.529919264233205">
            <text:p>-0.5299192642</text:p>
          </table:table-cell>
          <table:table-cell table:number-columns-repeated="1022"/>
        </table:table-row>
        <table:table-row table:style-name="ro1">
          <table:table-cell office:value-type="float" office:value="213">
            <text:p>213.0000000000</text:p>
          </table:table-cell>
          <table:table-cell table:formula="of:=SIN([.A214]/180*PI())" office:value-type="float" office:value="-0.544639035015027">
            <text:p>-0.5446390350</text:p>
          </table:table-cell>
          <table:table-cell table:number-columns-repeated="1022"/>
        </table:table-row>
        <table:table-row table:style-name="ro1">
          <table:table-cell office:value-type="float" office:value="214">
            <text:p>214.0000000000</text:p>
          </table:table-cell>
          <table:table-cell table:formula="of:=SIN([.A215]/180*PI())" office:value-type="float" office:value="-0.559192903470747">
            <text:p>-0.5591929035</text:p>
          </table:table-cell>
          <table:table-cell table:number-columns-repeated="1022"/>
        </table:table-row>
        <table:table-row table:style-name="ro1">
          <table:table-cell office:value-type="float" office:value="215">
            <text:p>215.0000000000</text:p>
          </table:table-cell>
          <table:table-cell table:formula="of:=SIN([.A216]/180*PI())" office:value-type="float" office:value="-0.573576436351046">
            <text:p>-0.5735764364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.0000000000</text:p>
          </table:table-cell>
          <table:table-cell table:formula="of:=SIN([.A217]/180*PI())" office:value-type="float" office:value="-0.587785252292473">
            <text:p>-0.5877852523</text:p>
          </table:table-cell>
          <table:table-cell table:number-columns-repeated="1022"/>
        </table:table-row>
        <table:table-row table:style-name="ro1">
          <table:table-cell office:value-type="float" office:value="217">
            <text:p>217.0000000000</text:p>
          </table:table-cell>
          <table:table-cell table:formula="of:=SIN([.A218]/180*PI())" office:value-type="float" office:value="-0.601815023152048">
            <text:p>-0.6018150232</text:p>
          </table:table-cell>
          <table:table-cell table:number-columns-repeated="1022"/>
        </table:table-row>
        <table:table-row table:style-name="ro1">
          <table:table-cell office:value-type="float" office:value="218">
            <text:p>218.0000000000</text:p>
          </table:table-cell>
          <table:table-cell table:formula="of:=SIN([.A219]/180*PI())" office:value-type="float" office:value="-0.615661475325658">
            <text:p>-0.6156614753</text:p>
          </table:table-cell>
          <table:table-cell table:number-columns-repeated="1022"/>
        </table:table-row>
        <table:table-row table:style-name="ro1">
          <table:table-cell office:value-type="float" office:value="219">
            <text:p>219.0000000000</text:p>
          </table:table-cell>
          <table:table-cell table:formula="of:=SIN([.A220]/180*PI())" office:value-type="float" office:value="-0.629320391049837">
            <text:p>-0.6293203910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.0000000000</text:p>
          </table:table-cell>
          <table:table-cell table:formula="of:=SIN([.A221]/180*PI())" office:value-type="float" office:value="-0.642787609686539">
            <text:p>-0.6427876097</text:p>
          </table:table-cell>
          <table:table-cell table:number-columns-repeated="1022"/>
        </table:table-row>
        <table:table-row table:style-name="ro1">
          <table:table-cell office:value-type="float" office:value="221">
            <text:p>221.0000000000</text:p>
          </table:table-cell>
          <table:table-cell table:formula="of:=SIN([.A222]/180*PI())" office:value-type="float" office:value="-0.656059028990507">
            <text:p>-0.6560590290</text:p>
          </table:table-cell>
          <table:table-cell table:number-columns-repeated="1022"/>
        </table:table-row>
        <table:table-row table:style-name="ro1">
          <table:table-cell office:value-type="float" office:value="222">
            <text:p>222.0000000000</text:p>
          </table:table-cell>
          <table:table-cell table:formula="of:=SIN([.A223]/180*PI())" office:value-type="float" office:value="-0.669130606358858">
            <text:p>-0.6691306064</text:p>
          </table:table-cell>
          <table:table-cell table:number-columns-repeated="1022"/>
        </table:table-row>
        <table:table-row table:style-name="ro1">
          <table:table-cell office:value-type="float" office:value="223">
            <text:p>223.0000000000</text:p>
          </table:table-cell>
          <table:table-cell table:formula="of:=SIN([.A224]/180*PI())" office:value-type="float" office:value="-0.681998360062498">
            <text:p>-0.6819983601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.0000000000</text:p>
          </table:table-cell>
          <table:table-cell table:formula="of:=SIN([.A225]/180*PI())" office:value-type="float" office:value="-0.694658370458997">
            <text:p>-0.6946583705</text:p>
          </table:table-cell>
          <table:table-cell table:number-columns-repeated="1022"/>
        </table:table-row>
        <table:table-row table:style-name="ro1">
          <table:table-cell office:value-type="float" office:value="225">
            <text:p>225.0000000000</text:p>
          </table:table-cell>
          <table:table-cell table:formula="of:=SIN([.A226]/180*PI())" office:value-type="float" office:value="-0.707106781186547">
            <text:p>-0.7071067812</text:p>
          </table:table-cell>
          <table:table-cell table:number-columns-repeated="1022"/>
        </table:table-row>
        <table:table-row table:style-name="ro1">
          <table:table-cell office:value-type="float" office:value="226">
            <text:p>226.0000000000</text:p>
          </table:table-cell>
          <table:table-cell table:formula="of:=SIN([.A227]/180*PI())" office:value-type="float" office:value="-0.719339800338651">
            <text:p>-0.7193398003</text:p>
          </table:table-cell>
          <table:table-cell table:number-columns-repeated="1022"/>
        </table:table-row>
        <table:table-row table:style-name="ro1">
          <table:table-cell office:value-type="float" office:value="227">
            <text:p>227.0000000000</text:p>
          </table:table-cell>
          <table:table-cell table:formula="of:=SIN([.A228]/180*PI())" office:value-type="float" office:value="-0.73135370161917">
            <text:p>-0.7313537016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.0000000000</text:p>
          </table:table-cell>
          <table:table-cell table:formula="of:=SIN([.A229]/180*PI())" office:value-type="float" office:value="-0.743144825477394">
            <text:p>-0.7431448255</text:p>
          </table:table-cell>
          <table:table-cell table:number-columns-repeated="1022"/>
        </table:table-row>
        <table:table-row table:style-name="ro1">
          <table:table-cell office:value-type="float" office:value="229">
            <text:p>229.0000000000</text:p>
          </table:table-cell>
          <table:table-cell table:formula="of:=SIN([.A230]/180*PI())" office:value-type="float" office:value="-0.754709580222772">
            <text:p>-0.7547095802</text:p>
          </table:table-cell>
          <table:table-cell table:number-columns-repeated="1022"/>
        </table:table-row>
        <table:table-row table:style-name="ro1">
          <table:table-cell office:value-type="float" office:value="230">
            <text:p>230.0000000000</text:p>
          </table:table-cell>
          <table:table-cell table:formula="of:=SIN([.A231]/180*PI())" office:value-type="float" office:value="-0.766044443118978">
            <text:p>-0.7660444431</text:p>
          </table:table-cell>
          <table:table-cell table:number-columns-repeated="1022"/>
        </table:table-row>
        <table:table-row table:style-name="ro1">
          <table:table-cell office:value-type="float" office:value="231">
            <text:p>231.0000000000</text:p>
          </table:table-cell>
          <table:table-cell table:formula="of:=SIN([.A232]/180*PI())" office:value-type="float" office:value="-0.777145961456971">
            <text:p>-0.7771459615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.0000000000</text:p>
          </table:table-cell>
          <table:table-cell table:formula="of:=SIN([.A233]/180*PI())" office:value-type="float" office:value="-0.788010753606722">
            <text:p>-0.7880107536</text:p>
          </table:table-cell>
          <table:table-cell table:number-columns-repeated="1022"/>
        </table:table-row>
        <table:table-row table:style-name="ro1">
          <table:table-cell office:value-type="float" office:value="233">
            <text:p>233.0000000000</text:p>
          </table:table-cell>
          <table:table-cell table:formula="of:=SIN([.A234]/180*PI())" office:value-type="float" office:value="-0.798635510047293">
            <text:p>-0.7986355100</text:p>
          </table:table-cell>
          <table:table-cell table:number-columns-repeated="1022"/>
        </table:table-row>
        <table:table-row table:style-name="ro1">
          <table:table-cell office:value-type="float" office:value="234">
            <text:p>234.0000000000</text:p>
          </table:table-cell>
          <table:table-cell table:formula="of:=SIN([.A235]/180*PI())" office:value-type="float" office:value="-0.809016994374947">
            <text:p>-0.8090169944</text:p>
          </table:table-cell>
          <table:table-cell table:number-columns-repeated="1022"/>
        </table:table-row>
        <table:table-row table:style-name="ro1">
          <table:table-cell office:value-type="float" office:value="235">
            <text:p>235.0000000000</text:p>
          </table:table-cell>
          <table:table-cell table:formula="of:=SIN([.A236]/180*PI())" office:value-type="float" office:value="-0.819152044288992">
            <text:p>-0.8191520443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.0000000000</text:p>
          </table:table-cell>
          <table:table-cell table:formula="of:=SIN([.A237]/180*PI())" office:value-type="float" office:value="-0.829037572555041">
            <text:p>-0.8290375726</text:p>
          </table:table-cell>
          <table:table-cell table:number-columns-repeated="1022"/>
        </table:table-row>
        <table:table-row table:style-name="ro1">
          <table:table-cell office:value-type="float" office:value="237">
            <text:p>237.0000000000</text:p>
          </table:table-cell>
          <table:table-cell table:formula="of:=SIN([.A238]/180*PI())" office:value-type="float" office:value="-0.838670567945424">
            <text:p>-0.8386705679</text:p>
          </table:table-cell>
          <table:table-cell table:number-columns-repeated="1022"/>
        </table:table-row>
        <table:table-row table:style-name="ro1">
          <table:table-cell office:value-type="float" office:value="238">
            <text:p>238.0000000000</text:p>
          </table:table-cell>
          <table:table-cell table:formula="of:=SIN([.A239]/180*PI())" office:value-type="float" office:value="-0.848048096156426">
            <text:p>-0.8480480962</text:p>
          </table:table-cell>
          <table:table-cell table:number-columns-repeated="1022"/>
        </table:table-row>
        <table:table-row table:style-name="ro1">
          <table:table-cell office:value-type="float" office:value="239">
            <text:p>239.0000000000</text:p>
          </table:table-cell>
          <table:table-cell table:formula="of:=SIN([.A240]/180*PI())" office:value-type="float" office:value="-0.857167300702112">
            <text:p>-0.8571673007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.0000000000</text:p>
          </table:table-cell>
          <table:table-cell table:formula="of:=SIN([.A241]/180*PI())" office:value-type="float" office:value="-0.866025403784438">
            <text:p>-0.8660254038</text:p>
          </table:table-cell>
          <table:table-cell table:number-columns-repeated="1022"/>
        </table:table-row>
        <table:table-row table:style-name="ro1">
          <table:table-cell office:value-type="float" office:value="241">
            <text:p>241.0000000000</text:p>
          </table:table-cell>
          <table:table-cell table:formula="of:=SIN([.A242]/180*PI())" office:value-type="float" office:value="-0.874619707139395">
            <text:p>-0.8746197071</text:p>
          </table:table-cell>
          <table:table-cell table:number-columns-repeated="1022"/>
        </table:table-row>
        <table:table-row table:style-name="ro1">
          <table:table-cell office:value-type="float" office:value="242">
            <text:p>242.0000000000</text:p>
          </table:table-cell>
          <table:table-cell table:formula="of:=SIN([.A243]/180*PI())" office:value-type="float" office:value="-0.882947592858927">
            <text:p>-0.8829475929</text:p>
          </table:table-cell>
          <table:table-cell table:number-columns-repeated="1022"/>
        </table:table-row>
        <table:table-row table:style-name="ro1">
          <table:table-cell office:value-type="float" office:value="243">
            <text:p>243.0000000000</text:p>
          </table:table-cell>
          <table:table-cell table:formula="of:=SIN([.A244]/180*PI())" office:value-type="float" office:value="-0.891006524188368">
            <text:p>-0.8910065242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.0000000000</text:p>
          </table:table-cell>
          <table:table-cell table:formula="of:=SIN([.A245]/180*PI())" office:value-type="float" office:value="-0.898794046299167">
            <text:p>-0.8987940463</text:p>
          </table:table-cell>
          <table:table-cell table:number-columns-repeated="1022"/>
        </table:table-row>
        <table:table-row table:style-name="ro1">
          <table:table-cell office:value-type="float" office:value="245">
            <text:p>245.0000000000</text:p>
          </table:table-cell>
          <table:table-cell table:formula="of:=SIN([.A246]/180*PI())" office:value-type="float" office:value="-0.90630778703665">
            <text:p>-0.9063077870</text:p>
          </table:table-cell>
          <table:table-cell table:number-columns-repeated="1022"/>
        </table:table-row>
        <table:table-row table:style-name="ro1">
          <table:table-cell office:value-type="float" office:value="246">
            <text:p>246.0000000000</text:p>
          </table:table-cell>
          <table:table-cell table:formula="of:=SIN([.A247]/180*PI())" office:value-type="float" office:value="-0.913545457642601">
            <text:p>-0.9135454576</text:p>
          </table:table-cell>
          <table:table-cell table:number-columns-repeated="1022"/>
        </table:table-row>
        <table:table-row table:style-name="ro1">
          <table:table-cell office:value-type="float" office:value="247">
            <text:p>247.0000000000</text:p>
          </table:table-cell>
          <table:table-cell table:formula="of:=SIN([.A248]/180*PI())" office:value-type="float" office:value="-0.92050485345244">
            <text:p>-0.9205048535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.0000000000</text:p>
          </table:table-cell>
          <table:table-cell table:formula="of:=SIN([.A249]/180*PI())" office:value-type="float" office:value="-0.927183854566787">
            <text:p>-0.9271838546</text:p>
          </table:table-cell>
          <table:table-cell table:number-columns-repeated="1022"/>
        </table:table-row>
        <table:table-row table:style-name="ro1">
          <table:table-cell office:value-type="float" office:value="249">
            <text:p>249.0000000000</text:p>
          </table:table-cell>
          <table:table-cell table:formula="of:=SIN([.A250]/180*PI())" office:value-type="float" office:value="-0.933580426497202">
            <text:p>-0.9335804265</text:p>
          </table:table-cell>
          <table:table-cell table:number-columns-repeated="1022"/>
        </table:table-row>
        <table:table-row table:style-name="ro1">
          <table:table-cell office:value-type="float" office:value="250">
            <text:p>250.0000000000</text:p>
          </table:table-cell>
          <table:table-cell table:formula="of:=SIN([.A251]/180*PI())" office:value-type="float" office:value="-0.939692620785908">
            <text:p>-0.9396926208</text:p>
          </table:table-cell>
          <table:table-cell table:number-columns-repeated="1022"/>
        </table:table-row>
        <table:table-row table:style-name="ro1">
          <table:table-cell office:value-type="float" office:value="251">
            <text:p>251.0000000000</text:p>
          </table:table-cell>
          <table:table-cell table:formula="of:=SIN([.A252]/180*PI())" office:value-type="float" office:value="-0.945518575599317">
            <text:p>-0.9455185756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.0000000000</text:p>
          </table:table-cell>
          <table:table-cell table:formula="of:=SIN([.A253]/180*PI())" office:value-type="float" office:value="-0.951056516295153">
            <text:p>-0.9510565163</text:p>
          </table:table-cell>
          <table:table-cell table:number-columns-repeated="1022"/>
        </table:table-row>
        <table:table-row table:style-name="ro1">
          <table:table-cell office:value-type="float" office:value="253">
            <text:p>253.0000000000</text:p>
          </table:table-cell>
          <table:table-cell table:formula="of:=SIN([.A254]/180*PI())" office:value-type="float" office:value="-0.956304755963035">
            <text:p>-0.9563047560</text:p>
          </table:table-cell>
          <table:table-cell table:number-columns-repeated="1022"/>
        </table:table-row>
        <table:table-row table:style-name="ro1">
          <table:table-cell office:value-type="float" office:value="254">
            <text:p>254.0000000000</text:p>
          </table:table-cell>
          <table:table-cell table:formula="of:=SIN([.A255]/180*PI())" office:value-type="float" office:value="-0.961261695938319">
            <text:p>-0.9612616959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.0000000000</text:p>
          </table:table-cell>
          <table:table-cell table:formula="of:=SIN([.A256]/180*PI())" office:value-type="float" office:value="-0.965925826289068">
            <text:p>-0.9659258263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.0000000000</text:p>
          </table:table-cell>
          <table:table-cell table:formula="of:=SIN([.A257]/180*PI())" office:value-type="float" office:value="-0.970295726275996">
            <text:p>-0.9702957263</text:p>
          </table:table-cell>
          <table:table-cell table:number-columns-repeated="1022"/>
        </table:table-row>
        <table:table-row table:style-name="ro1">
          <table:table-cell office:value-type="float" office:value="257">
            <text:p>257.0000000000</text:p>
          </table:table-cell>
          <table:table-cell table:formula="of:=SIN([.A258]/180*PI())" office:value-type="float" office:value="-0.974370064785235">
            <text:p>-0.9743700648</text:p>
          </table:table-cell>
          <table:table-cell table:number-columns-repeated="1022"/>
        </table:table-row>
        <table:table-row table:style-name="ro1">
          <table:table-cell office:value-type="float" office:value="258">
            <text:p>258.0000000000</text:p>
          </table:table-cell>
          <table:table-cell table:formula="of:=SIN([.A259]/180*PI())" office:value-type="float" office:value="-0.978147600733806">
            <text:p>-0.9781476007</text:p>
          </table:table-cell>
          <table:table-cell table:number-columns-repeated="1022"/>
        </table:table-row>
        <table:table-row table:style-name="ro1">
          <table:table-cell office:value-type="float" office:value="259">
            <text:p>259.0000000000</text:p>
          </table:table-cell>
          <table:table-cell table:formula="of:=SIN([.A260]/180*PI())" office:value-type="float" office:value="-0.981627183447664">
            <text:p>-0.9816271834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.0000000000</text:p>
          </table:table-cell>
          <table:table-cell table:formula="of:=SIN([.A261]/180*PI())" office:value-type="float" office:value="-0.984807753012208">
            <text:p>-0.9848077530</text:p>
          </table:table-cell>
          <table:table-cell table:number-columns-repeated="1022"/>
        </table:table-row>
        <table:table-row table:style-name="ro1">
          <table:table-cell office:value-type="float" office:value="261">
            <text:p>261.0000000000</text:p>
          </table:table-cell>
          <table:table-cell table:formula="of:=SIN([.A262]/180*PI())" office:value-type="float" office:value="-0.987688340595138">
            <text:p>-0.9876883406</text:p>
          </table:table-cell>
          <table:table-cell table:number-columns-repeated="1022"/>
        </table:table-row>
        <table:table-row table:style-name="ro1">
          <table:table-cell office:value-type="float" office:value="262">
            <text:p>262.0000000000</text:p>
          </table:table-cell>
          <table:table-cell table:formula="of:=SIN([.A263]/180*PI())" office:value-type="float" office:value="-0.99026806874157">
            <text:p>-0.9902680687</text:p>
          </table:table-cell>
          <table:table-cell table:number-columns-repeated="1022"/>
        </table:table-row>
        <table:table-row table:style-name="ro1">
          <table:table-cell office:value-type="float" office:value="263">
            <text:p>263.0000000000</text:p>
          </table:table-cell>
          <table:table-cell table:formula="of:=SIN([.A264]/180*PI())" office:value-type="float" office:value="-0.992546151641322">
            <text:p>-0.9925461516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.0000000000</text:p>
          </table:table-cell>
          <table:table-cell table:formula="of:=SIN([.A265]/180*PI())" office:value-type="float" office:value="-0.994521895368273">
            <text:p>-0.9945218954</text:p>
          </table:table-cell>
          <table:table-cell table:number-columns-repeated="1022"/>
        </table:table-row>
        <table:table-row table:style-name="ro1">
          <table:table-cell office:value-type="float" office:value="265">
            <text:p>265.0000000000</text:p>
          </table:table-cell>
          <table:table-cell table:formula="of:=SIN([.A266]/180*PI())" office:value-type="float" office:value="-0.996194698091746">
            <text:p>-0.9961946981</text:p>
          </table:table-cell>
          <table:table-cell table:number-columns-repeated="1022"/>
        </table:table-row>
        <table:table-row table:style-name="ro1">
          <table:table-cell office:value-type="float" office:value="266">
            <text:p>266.0000000000</text:p>
          </table:table-cell>
          <table:table-cell table:formula="of:=SIN([.A267]/180*PI())" office:value-type="float" office:value="-0.997564050259824">
            <text:p>-0.9975640503</text:p>
          </table:table-cell>
          <table:table-cell table:number-columns-repeated="1022"/>
        </table:table-row>
        <table:table-row table:style-name="ro1">
          <table:table-cell office:value-type="float" office:value="267">
            <text:p>267.0000000000</text:p>
          </table:table-cell>
          <table:table-cell table:formula="of:=SIN([.A268]/180*PI())" office:value-type="float" office:value="-0.998629534754574">
            <text:p>-0.9986295348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.0000000000</text:p>
          </table:table-cell>
          <table:table-cell table:formula="of:=SIN([.A269]/180*PI())" office:value-type="float" office:value="-0.999390827019096">
            <text:p>-0.9993908270</text:p>
          </table:table-cell>
          <table:table-cell table:number-columns-repeated="1022"/>
        </table:table-row>
        <table:table-row table:style-name="ro1">
          <table:table-cell office:value-type="float" office:value="269">
            <text:p>269.0000000000</text:p>
          </table:table-cell>
          <table:table-cell table:formula="of:=SIN([.A270]/180*PI())" office:value-type="float" office:value="-0.999847695156391">
            <text:p>-0.9998476952</text:p>
          </table:table-cell>
          <table:table-cell table:number-columns-repeated="1022"/>
        </table:table-row>
        <table:table-row table:style-name="ro1">
          <table:table-cell office:value-type="float" office:value="270">
            <text:p>270.0000000000</text:p>
          </table:table-cell>
          <table:table-cell table:formula="of:=SIN([.A271]/180*PI())" office:value-type="float" office:value="-1">
            <text:p>-1.0000000000</text:p>
          </table:table-cell>
          <table:table-cell table:number-columns-repeated="1022"/>
        </table:table-row>
        <table:table-row table:style-name="ro1">
          <table:table-cell office:value-type="float" office:value="271">
            <text:p>271.0000000000</text:p>
          </table:table-cell>
          <table:table-cell table:formula="of:=SIN([.A272]/180*PI())" office:value-type="float" office:value="-0.999847695156391">
            <text:p>-0.9998476952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.0000000000</text:p>
          </table:table-cell>
          <table:table-cell table:formula="of:=SIN([.A273]/180*PI())" office:value-type="float" office:value="-0.999390827019096">
            <text:p>-0.9993908270</text:p>
          </table:table-cell>
          <table:table-cell table:number-columns-repeated="1022"/>
        </table:table-row>
        <table:table-row table:style-name="ro1">
          <table:table-cell office:value-type="float" office:value="273">
            <text:p>273.0000000000</text:p>
          </table:table-cell>
          <table:table-cell table:formula="of:=SIN([.A274]/180*PI())" office:value-type="float" office:value="-0.998629534754574">
            <text:p>-0.9986295348</text:p>
          </table:table-cell>
          <table:table-cell table:number-columns-repeated="1022"/>
        </table:table-row>
        <table:table-row table:style-name="ro1">
          <table:table-cell office:value-type="float" office:value="274">
            <text:p>274.0000000000</text:p>
          </table:table-cell>
          <table:table-cell table:formula="of:=SIN([.A275]/180*PI())" office:value-type="float" office:value="-0.997564050259824">
            <text:p>-0.9975640503</text:p>
          </table:table-cell>
          <table:table-cell table:number-columns-repeated="1022"/>
        </table:table-row>
        <table:table-row table:style-name="ro1">
          <table:table-cell office:value-type="float" office:value="275">
            <text:p>275.0000000000</text:p>
          </table:table-cell>
          <table:table-cell table:formula="of:=SIN([.A276]/180*PI())" office:value-type="float" office:value="-0.996194698091746">
            <text:p>-0.9961946981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.0000000000</text:p>
          </table:table-cell>
          <table:table-cell table:formula="of:=SIN([.A277]/180*PI())" office:value-type="float" office:value="-0.994521895368273">
            <text:p>-0.9945218954</text:p>
          </table:table-cell>
          <table:table-cell table:number-columns-repeated="1022"/>
        </table:table-row>
        <table:table-row table:style-name="ro1">
          <table:table-cell office:value-type="float" office:value="277">
            <text:p>277.0000000000</text:p>
          </table:table-cell>
          <table:table-cell table:formula="of:=SIN([.A278]/180*PI())" office:value-type="float" office:value="-0.992546151641322">
            <text:p>-0.9925461516</text:p>
          </table:table-cell>
          <table:table-cell table:number-columns-repeated="1022"/>
        </table:table-row>
        <table:table-row table:style-name="ro1">
          <table:table-cell office:value-type="float" office:value="278">
            <text:p>278.0000000000</text:p>
          </table:table-cell>
          <table:table-cell table:formula="of:=SIN([.A279]/180*PI())" office:value-type="float" office:value="-0.99026806874157">
            <text:p>-0.9902680687</text:p>
          </table:table-cell>
          <table:table-cell table:number-columns-repeated="1022"/>
        </table:table-row>
        <table:table-row table:style-name="ro1">
          <table:table-cell office:value-type="float" office:value="279">
            <text:p>279.0000000000</text:p>
          </table:table-cell>
          <table:table-cell table:formula="of:=SIN([.A280]/180*PI())" office:value-type="float" office:value="-0.987688340595138">
            <text:p>-0.9876883406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.0000000000</text:p>
          </table:table-cell>
          <table:table-cell table:formula="of:=SIN([.A281]/180*PI())" office:value-type="float" office:value="-0.984807753012208">
            <text:p>-0.9848077530</text:p>
          </table:table-cell>
          <table:table-cell table:number-columns-repeated="1022"/>
        </table:table-row>
        <table:table-row table:style-name="ro1">
          <table:table-cell office:value-type="float" office:value="281">
            <text:p>281.0000000000</text:p>
          </table:table-cell>
          <table:table-cell table:formula="of:=SIN([.A282]/180*PI())" office:value-type="float" office:value="-0.981627183447664">
            <text:p>-0.9816271834</text:p>
          </table:table-cell>
          <table:table-cell table:number-columns-repeated="1022"/>
        </table:table-row>
        <table:table-row table:style-name="ro1">
          <table:table-cell office:value-type="float" office:value="282">
            <text:p>282.0000000000</text:p>
          </table:table-cell>
          <table:table-cell table:formula="of:=SIN([.A283]/180*PI())" office:value-type="float" office:value="-0.978147600733806">
            <text:p>-0.9781476007</text:p>
          </table:table-cell>
          <table:table-cell table:number-columns-repeated="1022"/>
        </table:table-row>
        <table:table-row table:style-name="ro1">
          <table:table-cell office:value-type="float" office:value="283">
            <text:p>283.0000000000</text:p>
          </table:table-cell>
          <table:table-cell table:formula="of:=SIN([.A284]/180*PI())" office:value-type="float" office:value="-0.974370064785235">
            <text:p>-0.9743700648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.0000000000</text:p>
          </table:table-cell>
          <table:table-cell table:formula="of:=SIN([.A285]/180*PI())" office:value-type="float" office:value="-0.970295726275996">
            <text:p>-0.9702957263</text:p>
          </table:table-cell>
          <table:table-cell table:number-columns-repeated="1022"/>
        </table:table-row>
        <table:table-row table:style-name="ro1">
          <table:table-cell office:value-type="float" office:value="285">
            <text:p>285.0000000000</text:p>
          </table:table-cell>
          <table:table-cell table:formula="of:=SIN([.A286]/180*PI())" office:value-type="float" office:value="-0.965925826289068">
            <text:p>-0.9659258263</text:p>
          </table:table-cell>
          <table:table-cell table:number-columns-repeated="1022"/>
        </table:table-row>
        <table:table-row table:style-name="ro1">
          <table:table-cell office:value-type="float" office:value="286">
            <text:p>286.0000000000</text:p>
          </table:table-cell>
          <table:table-cell table:formula="of:=SIN([.A287]/180*PI())" office:value-type="float" office:value="-0.961261695938319">
            <text:p>-0.9612616959</text:p>
          </table:table-cell>
          <table:table-cell table:number-columns-repeated="1022"/>
        </table:table-row>
        <table:table-row table:style-name="ro1">
          <table:table-cell office:value-type="float" office:value="287">
            <text:p>287.0000000000</text:p>
          </table:table-cell>
          <table:table-cell table:formula="of:=SIN([.A288]/180*PI())" office:value-type="float" office:value="-0.956304755963035">
            <text:p>-0.9563047560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.0000000000</text:p>
          </table:table-cell>
          <table:table-cell table:formula="of:=SIN([.A289]/180*PI())" office:value-type="float" office:value="-0.951056516295154">
            <text:p>-0.9510565163</text:p>
          </table:table-cell>
          <table:table-cell table:number-columns-repeated="1022"/>
        </table:table-row>
        <table:table-row table:style-name="ro1">
          <table:table-cell office:value-type="float" office:value="289">
            <text:p>289.0000000000</text:p>
          </table:table-cell>
          <table:table-cell table:formula="of:=SIN([.A290]/180*PI())" office:value-type="float" office:value="-0.945518575599317">
            <text:p>-0.9455185756</text:p>
          </table:table-cell>
          <table:table-cell table:number-columns-repeated="1022"/>
        </table:table-row>
        <table:table-row table:style-name="ro1">
          <table:table-cell office:value-type="float" office:value="290">
            <text:p>290.0000000000</text:p>
          </table:table-cell>
          <table:table-cell table:formula="of:=SIN([.A291]/180*PI())" office:value-type="float" office:value="-0.939692620785908">
            <text:p>-0.9396926208</text:p>
          </table:table-cell>
          <table:table-cell table:number-columns-repeated="1022"/>
        </table:table-row>
        <table:table-row table:style-name="ro1">
          <table:table-cell office:value-type="float" office:value="291">
            <text:p>291.0000000000</text:p>
          </table:table-cell>
          <table:table-cell table:formula="of:=SIN([.A292]/180*PI())" office:value-type="float" office:value="-0.933580426497202">
            <text:p>-0.9335804265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.0000000000</text:p>
          </table:table-cell>
          <table:table-cell table:formula="of:=SIN([.A293]/180*PI())" office:value-type="float" office:value="-0.927183854566787">
            <text:p>-0.9271838546</text:p>
          </table:table-cell>
          <table:table-cell table:number-columns-repeated="1022"/>
        </table:table-row>
        <table:table-row table:style-name="ro1">
          <table:table-cell office:value-type="float" office:value="293">
            <text:p>293.0000000000</text:p>
          </table:table-cell>
          <table:table-cell table:formula="of:=SIN([.A294]/180*PI())" office:value-type="float" office:value="-0.920504853452441">
            <text:p>-0.9205048535</text:p>
          </table:table-cell>
          <table:table-cell table:number-columns-repeated="1022"/>
        </table:table-row>
        <table:table-row table:style-name="ro1">
          <table:table-cell office:value-type="float" office:value="294">
            <text:p>294.0000000000</text:p>
          </table:table-cell>
          <table:table-cell table:formula="of:=SIN([.A295]/180*PI())" office:value-type="float" office:value="-0.913545457642601">
            <text:p>-0.9135454576</text:p>
          </table:table-cell>
          <table:table-cell table:number-columns-repeated="1022"/>
        </table:table-row>
        <table:table-row table:style-name="ro1">
          <table:table-cell office:value-type="float" office:value="295">
            <text:p>295.0000000000</text:p>
          </table:table-cell>
          <table:table-cell table:formula="of:=SIN([.A296]/180*PI())" office:value-type="float" office:value="-0.90630778703665">
            <text:p>-0.9063077870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.0000000000</text:p>
          </table:table-cell>
          <table:table-cell table:formula="of:=SIN([.A297]/180*PI())" office:value-type="float" office:value="-0.898794046299167">
            <text:p>-0.8987940463</text:p>
          </table:table-cell>
          <table:table-cell table:number-columns-repeated="1022"/>
        </table:table-row>
        <table:table-row table:style-name="ro1">
          <table:table-cell office:value-type="float" office:value="297">
            <text:p>297.0000000000</text:p>
          </table:table-cell>
          <table:table-cell table:formula="of:=SIN([.A298]/180*PI())" office:value-type="float" office:value="-0.891006524188368">
            <text:p>-0.8910065242</text:p>
          </table:table-cell>
          <table:table-cell table:number-columns-repeated="1022"/>
        </table:table-row>
        <table:table-row table:style-name="ro1">
          <table:table-cell office:value-type="float" office:value="298">
            <text:p>298.0000000000</text:p>
          </table:table-cell>
          <table:table-cell table:formula="of:=SIN([.A299]/180*PI())" office:value-type="float" office:value="-0.882947592858927">
            <text:p>-0.8829475929</text:p>
          </table:table-cell>
          <table:table-cell table:number-columns-repeated="1022"/>
        </table:table-row>
        <table:table-row table:style-name="ro1">
          <table:table-cell office:value-type="float" office:value="299">
            <text:p>299.0000000000</text:p>
          </table:table-cell>
          <table:table-cell table:formula="of:=SIN([.A300]/180*PI())" office:value-type="float" office:value="-0.874619707139396">
            <text:p>-0.8746197071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.0000000000</text:p>
          </table:table-cell>
          <table:table-cell table:formula="of:=SIN([.A301]/180*PI())" office:value-type="float" office:value="-0.866025403784439">
            <text:p>-0.8660254038</text:p>
          </table:table-cell>
          <table:table-cell table:number-columns-repeated="1022"/>
        </table:table-row>
        <table:table-row table:style-name="ro1">
          <table:table-cell office:value-type="float" office:value="301">
            <text:p>301.0000000000</text:p>
          </table:table-cell>
          <table:table-cell table:formula="of:=SIN([.A302]/180*PI())" office:value-type="float" office:value="-0.857167300702112">
            <text:p>-0.8571673007</text:p>
          </table:table-cell>
          <table:table-cell table:number-columns-repeated="1022"/>
        </table:table-row>
        <table:table-row table:style-name="ro1">
          <table:table-cell office:value-type="float" office:value="302">
            <text:p>302.0000000000</text:p>
          </table:table-cell>
          <table:table-cell table:formula="of:=SIN([.A303]/180*PI())" office:value-type="float" office:value="-0.848048096156426">
            <text:p>-0.8480480962</text:p>
          </table:table-cell>
          <table:table-cell table:number-columns-repeated="1022"/>
        </table:table-row>
        <table:table-row table:style-name="ro1">
          <table:table-cell office:value-type="float" office:value="303">
            <text:p>303.0000000000</text:p>
          </table:table-cell>
          <table:table-cell table:formula="of:=SIN([.A304]/180*PI())" office:value-type="float" office:value="-0.838670567945424">
            <text:p>-0.8386705679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.0000000000</text:p>
          </table:table-cell>
          <table:table-cell table:formula="of:=SIN([.A305]/180*PI())" office:value-type="float" office:value="-0.829037572555042">
            <text:p>-0.8290375726</text:p>
          </table:table-cell>
          <table:table-cell table:number-columns-repeated="1022"/>
        </table:table-row>
        <table:table-row table:style-name="ro1">
          <table:table-cell office:value-type="float" office:value="305">
            <text:p>305.0000000000</text:p>
          </table:table-cell>
          <table:table-cell table:formula="of:=SIN([.A306]/180*PI())" office:value-type="float" office:value="-0.819152044288992">
            <text:p>-0.8191520443</text:p>
          </table:table-cell>
          <table:table-cell table:number-columns-repeated="1022"/>
        </table:table-row>
        <table:table-row table:style-name="ro1">
          <table:table-cell office:value-type="float" office:value="306">
            <text:p>306.0000000000</text:p>
          </table:table-cell>
          <table:table-cell table:formula="of:=SIN([.A307]/180*PI())" office:value-type="float" office:value="-0.809016994374947">
            <text:p>-0.8090169944</text:p>
          </table:table-cell>
          <table:table-cell table:number-columns-repeated="1022"/>
        </table:table-row>
        <table:table-row table:style-name="ro1">
          <table:table-cell office:value-type="float" office:value="307">
            <text:p>307.0000000000</text:p>
          </table:table-cell>
          <table:table-cell table:formula="of:=SIN([.A308]/180*PI())" office:value-type="float" office:value="-0.798635510047293">
            <text:p>-0.7986355100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.0000000000</text:p>
          </table:table-cell>
          <table:table-cell table:formula="of:=SIN([.A309]/180*PI())" office:value-type="float" office:value="-0.788010753606722">
            <text:p>-0.7880107536</text:p>
          </table:table-cell>
          <table:table-cell table:number-columns-repeated="1022"/>
        </table:table-row>
        <table:table-row table:style-name="ro1">
          <table:table-cell office:value-type="float" office:value="309">
            <text:p>309.0000000000</text:p>
          </table:table-cell>
          <table:table-cell table:formula="of:=SIN([.A310]/180*PI())" office:value-type="float" office:value="-0.777145961456971">
            <text:p>-0.7771459615</text:p>
          </table:table-cell>
          <table:table-cell table:number-columns-repeated="1022"/>
        </table:table-row>
        <table:table-row table:style-name="ro1">
          <table:table-cell office:value-type="float" office:value="310">
            <text:p>310.0000000000</text:p>
          </table:table-cell>
          <table:table-cell table:formula="of:=SIN([.A311]/180*PI())" office:value-type="float" office:value="-0.766044443118978">
            <text:p>-0.7660444431</text:p>
          </table:table-cell>
          <table:table-cell table:number-columns-repeated="1022"/>
        </table:table-row>
        <table:table-row table:style-name="ro1">
          <table:table-cell office:value-type="float" office:value="311">
            <text:p>311.0000000000</text:p>
          </table:table-cell>
          <table:table-cell table:formula="of:=SIN([.A312]/180*PI())" office:value-type="float" office:value="-0.754709580222772">
            <text:p>-0.7547095802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.0000000000</text:p>
          </table:table-cell>
          <table:table-cell table:formula="of:=SIN([.A313]/180*PI())" office:value-type="float" office:value="-0.743144825477394">
            <text:p>-0.7431448255</text:p>
          </table:table-cell>
          <table:table-cell table:number-columns-repeated="1022"/>
        </table:table-row>
        <table:table-row table:style-name="ro1">
          <table:table-cell office:value-type="float" office:value="313">
            <text:p>313.0000000000</text:p>
          </table:table-cell>
          <table:table-cell table:formula="of:=SIN([.A314]/180*PI())" office:value-type="float" office:value="-0.73135370161917">
            <text:p>-0.7313537016</text:p>
          </table:table-cell>
          <table:table-cell table:number-columns-repeated="1022"/>
        </table:table-row>
        <table:table-row table:style-name="ro1">
          <table:table-cell office:value-type="float" office:value="314">
            <text:p>314.0000000000</text:p>
          </table:table-cell>
          <table:table-cell table:formula="of:=SIN([.A315]/180*PI())" office:value-type="float" office:value="-0.719339800338651">
            <text:p>-0.7193398003</text:p>
          </table:table-cell>
          <table:table-cell table:number-columns-repeated="1022"/>
        </table:table-row>
        <table:table-row table:style-name="ro1">
          <table:table-cell office:value-type="float" office:value="315">
            <text:p>315.0000000000</text:p>
          </table:table-cell>
          <table:table-cell table:formula="of:=SIN([.A316]/180*PI())" office:value-type="float" office:value="-0.707106781186548">
            <text:p>-0.7071067812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.0000000000</text:p>
          </table:table-cell>
          <table:table-cell table:formula="of:=SIN([.A317]/180*PI())" office:value-type="float" office:value="-0.694658370458998">
            <text:p>-0.6946583705</text:p>
          </table:table-cell>
          <table:table-cell table:number-columns-repeated="1022"/>
        </table:table-row>
        <table:table-row table:style-name="ro1">
          <table:table-cell office:value-type="float" office:value="317">
            <text:p>317.0000000000</text:p>
          </table:table-cell>
          <table:table-cell table:formula="of:=SIN([.A318]/180*PI())" office:value-type="float" office:value="-0.681998360062499">
            <text:p>-0.6819983601</text:p>
          </table:table-cell>
          <table:table-cell table:number-columns-repeated="1022"/>
        </table:table-row>
        <table:table-row table:style-name="ro1">
          <table:table-cell office:value-type="float" office:value="318">
            <text:p>318.0000000000</text:p>
          </table:table-cell>
          <table:table-cell table:formula="of:=SIN([.A319]/180*PI())" office:value-type="float" office:value="-0.669130606358859">
            <text:p>-0.6691306064</text:p>
          </table:table-cell>
          <table:table-cell table:number-columns-repeated="1022"/>
        </table:table-row>
        <table:table-row table:style-name="ro1">
          <table:table-cell office:value-type="float" office:value="319">
            <text:p>319.0000000000</text:p>
          </table:table-cell>
          <table:table-cell table:formula="of:=SIN([.A320]/180*PI())" office:value-type="float" office:value="-0.656059028990507">
            <text:p>-0.6560590290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.0000000000</text:p>
          </table:table-cell>
          <table:table-cell table:formula="of:=SIN([.A321]/180*PI())" office:value-type="float" office:value="-0.64278760968654">
            <text:p>-0.6427876097</text:p>
          </table:table-cell>
          <table:table-cell table:number-columns-repeated="1022"/>
        </table:table-row>
        <table:table-row table:style-name="ro1">
          <table:table-cell office:value-type="float" office:value="321">
            <text:p>321.0000000000</text:p>
          </table:table-cell>
          <table:table-cell table:formula="of:=SIN([.A322]/180*PI())" office:value-type="float" office:value="-0.629320391049837">
            <text:p>-0.6293203910</text:p>
          </table:table-cell>
          <table:table-cell table:number-columns-repeated="1022"/>
        </table:table-row>
        <table:table-row table:style-name="ro1">
          <table:table-cell office:value-type="float" office:value="322">
            <text:p>322.0000000000</text:p>
          </table:table-cell>
          <table:table-cell table:formula="of:=SIN([.A323]/180*PI())" office:value-type="float" office:value="-0.615661475325658">
            <text:p>-0.6156614753</text:p>
          </table:table-cell>
          <table:table-cell table:number-columns-repeated="1022"/>
        </table:table-row>
        <table:table-row table:style-name="ro1">
          <table:table-cell office:value-type="float" office:value="323">
            <text:p>323.0000000000</text:p>
          </table:table-cell>
          <table:table-cell table:formula="of:=SIN([.A324]/180*PI())" office:value-type="float" office:value="-0.601815023152048">
            <text:p>-0.6018150232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.0000000000</text:p>
          </table:table-cell>
          <table:table-cell table:formula="of:=SIN([.A325]/180*PI())" office:value-type="float" office:value="-0.587785252292473">
            <text:p>-0.5877852523</text:p>
          </table:table-cell>
          <table:table-cell table:number-columns-repeated="1022"/>
        </table:table-row>
        <table:table-row table:style-name="ro1">
          <table:table-cell office:value-type="float" office:value="325">
            <text:p>325.0000000000</text:p>
          </table:table-cell>
          <table:table-cell table:formula="of:=SIN([.A326]/180*PI())" office:value-type="float" office:value="-0.573576436351047">
            <text:p>-0.5735764364</text:p>
          </table:table-cell>
          <table:table-cell table:number-columns-repeated="1022"/>
        </table:table-row>
        <table:table-row table:style-name="ro1">
          <table:table-cell office:value-type="float" office:value="326">
            <text:p>326.0000000000</text:p>
          </table:table-cell>
          <table:table-cell table:formula="of:=SIN([.A327]/180*PI())" office:value-type="float" office:value="-0.559192903470747">
            <text:p>-0.5591929035</text:p>
          </table:table-cell>
          <table:table-cell table:number-columns-repeated="1022"/>
        </table:table-row>
        <table:table-row table:style-name="ro1">
          <table:table-cell office:value-type="float" office:value="327">
            <text:p>327.0000000000</text:p>
          </table:table-cell>
          <table:table-cell table:formula="of:=SIN([.A328]/180*PI())" office:value-type="float" office:value="-0.544639035015027">
            <text:p>-0.5446390350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.0000000000</text:p>
          </table:table-cell>
          <table:table-cell table:formula="of:=SIN([.A329]/180*PI())" office:value-type="float" office:value="-0.529919264233205">
            <text:p>-0.5299192642</text:p>
          </table:table-cell>
          <table:table-cell table:number-columns-repeated="1022"/>
        </table:table-row>
        <table:table-row table:style-name="ro1">
          <table:table-cell office:value-type="float" office:value="329">
            <text:p>329.0000000000</text:p>
          </table:table-cell>
          <table:table-cell table:formula="of:=SIN([.A330]/180*PI())" office:value-type="float" office:value="-0.515038074910054">
            <text:p>-0.5150380749</text:p>
          </table:table-cell>
          <table:table-cell table:number-columns-repeated="1022"/>
        </table:table-row>
        <table:table-row table:style-name="ro1">
          <table:table-cell office:value-type="float" office:value="330">
            <text:p>330.0000000000</text:p>
          </table:table-cell>
          <table:table-cell table:formula="of:=SIN([.A331]/180*PI())" office:value-type="float" office:value="-0.5">
            <text:p>-0.5000000000</text:p>
          </table:table-cell>
          <table:table-cell table:number-columns-repeated="1022"/>
        </table:table-row>
        <table:table-row table:style-name="ro1">
          <table:table-cell office:value-type="float" office:value="331">
            <text:p>331.0000000000</text:p>
          </table:table-cell>
          <table:table-cell table:formula="of:=SIN([.A332]/180*PI())" office:value-type="float" office:value="-0.484809620246338">
            <text:p>-0.4848096202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.0000000000</text:p>
          </table:table-cell>
          <table:table-cell table:formula="of:=SIN([.A333]/180*PI())" office:value-type="float" office:value="-0.469471562785891">
            <text:p>-0.4694715628</text:p>
          </table:table-cell>
          <table:table-cell table:number-columns-repeated="1022"/>
        </table:table-row>
        <table:table-row table:style-name="ro1">
          <table:table-cell office:value-type="float" office:value="333">
            <text:p>333.0000000000</text:p>
          </table:table-cell>
          <table:table-cell table:formula="of:=SIN([.A334]/180*PI())" office:value-type="float" office:value="-0.453990499739547">
            <text:p>-0.4539904997</text:p>
          </table:table-cell>
          <table:table-cell table:number-columns-repeated="1022"/>
        </table:table-row>
        <table:table-row table:style-name="ro1">
          <table:table-cell office:value-type="float" office:value="334">
            <text:p>334.0000000000</text:p>
          </table:table-cell>
          <table:table-cell table:formula="of:=SIN([.A335]/180*PI())" office:value-type="float" office:value="-0.438371146789078">
            <text:p>-0.4383711468</text:p>
          </table:table-cell>
          <table:table-cell table:number-columns-repeated="1022"/>
        </table:table-row>
        <table:table-row table:style-name="ro1">
          <table:table-cell office:value-type="float" office:value="335">
            <text:p>335.0000000000</text:p>
          </table:table-cell>
          <table:table-cell table:formula="of:=SIN([.A336]/180*PI())" office:value-type="float" office:value="-0.422618261740699">
            <text:p>-0.4226182617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.0000000000</text:p>
          </table:table-cell>
          <table:table-cell table:formula="of:=SIN([.A337]/180*PI())" office:value-type="float" office:value="-0.4067366430758">
            <text:p>-0.4067366431</text:p>
          </table:table-cell>
          <table:table-cell table:number-columns-repeated="1022"/>
        </table:table-row>
        <table:table-row table:style-name="ro1">
          <table:table-cell office:value-type="float" office:value="337">
            <text:p>337.0000000000</text:p>
          </table:table-cell>
          <table:table-cell table:formula="of:=SIN([.A338]/180*PI())" office:value-type="float" office:value="-0.390731128489274">
            <text:p>-0.3907311285</text:p>
          </table:table-cell>
          <table:table-cell table:number-columns-repeated="1022"/>
        </table:table-row>
        <table:table-row table:style-name="ro1">
          <table:table-cell office:value-type="float" office:value="338">
            <text:p>338.0000000000</text:p>
          </table:table-cell>
          <table:table-cell table:formula="of:=SIN([.A339]/180*PI())" office:value-type="float" office:value="-0.374606593415912">
            <text:p>-0.3746065934</text:p>
          </table:table-cell>
          <table:table-cell table:number-columns-repeated="1022"/>
        </table:table-row>
        <table:table-row table:style-name="ro1">
          <table:table-cell office:value-type="float" office:value="339">
            <text:p>339.0000000000</text:p>
          </table:table-cell>
          <table:table-cell table:formula="of:=SIN([.A340]/180*PI())" office:value-type="float" office:value="-0.358367949545301">
            <text:p>-0.3583679495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.0000000000</text:p>
          </table:table-cell>
          <table:table-cell table:formula="of:=SIN([.A341]/180*PI())" office:value-type="float" office:value="-0.342020143325669">
            <text:p>-0.3420201433</text:p>
          </table:table-cell>
          <table:table-cell table:number-columns-repeated="1022"/>
        </table:table-row>
        <table:table-row table:style-name="ro1">
          <table:table-cell office:value-type="float" office:value="341">
            <text:p>341.0000000000</text:p>
          </table:table-cell>
          <table:table-cell table:formula="of:=SIN([.A342]/180*PI())" office:value-type="float" office:value="-0.325568154457157">
            <text:p>-0.3255681545</text:p>
          </table:table-cell>
          <table:table-cell table:number-columns-repeated="1022"/>
        </table:table-row>
        <table:table-row table:style-name="ro1">
          <table:table-cell office:value-type="float" office:value="342">
            <text:p>342.0000000000</text:p>
          </table:table-cell>
          <table:table-cell table:formula="of:=SIN([.A343]/180*PI())" office:value-type="float" office:value="-0.309016994374948">
            <text:p>-0.3090169944</text:p>
          </table:table-cell>
          <table:table-cell table:number-columns-repeated="1022"/>
        </table:table-row>
        <table:table-row table:style-name="ro1">
          <table:table-cell office:value-type="float" office:value="343">
            <text:p>343.0000000000</text:p>
          </table:table-cell>
          <table:table-cell table:formula="of:=SIN([.A344]/180*PI())" office:value-type="float" office:value="-0.292371704722737">
            <text:p>-0.2923717047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.0000000000</text:p>
          </table:table-cell>
          <table:table-cell table:formula="of:=SIN([.A345]/180*PI())" office:value-type="float" office:value="-0.275637355816999">
            <text:p>-0.2756373558</text:p>
          </table:table-cell>
          <table:table-cell table:number-columns-repeated="1022"/>
        </table:table-row>
        <table:table-row table:style-name="ro1">
          <table:table-cell office:value-type="float" office:value="345">
            <text:p>345.0000000000</text:p>
          </table:table-cell>
          <table:table-cell table:formula="of:=SIN([.A346]/180*PI())" office:value-type="float" office:value="-0.258819045102521">
            <text:p>-0.2588190451</text:p>
          </table:table-cell>
          <table:table-cell table:number-columns-repeated="1022"/>
        </table:table-row>
        <table:table-row table:style-name="ro1">
          <table:table-cell office:value-type="float" office:value="346">
            <text:p>346.0000000000</text:p>
          </table:table-cell>
          <table:table-cell table:formula="of:=SIN([.A347]/180*PI())" office:value-type="float" office:value="-0.241921895599668">
            <text:p>-0.2419218956</text:p>
          </table:table-cell>
          <table:table-cell table:number-columns-repeated="1022"/>
        </table:table-row>
        <table:table-row table:style-name="ro1">
          <table:table-cell office:value-type="float" office:value="347">
            <text:p>347.0000000000</text:p>
          </table:table-cell>
          <table:table-cell table:formula="of:=SIN([.A348]/180*PI())" office:value-type="float" office:value="-0.224951054343865">
            <text:p>-0.2249510543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.0000000000</text:p>
          </table:table-cell>
          <table:table-cell table:formula="of:=SIN([.A349]/180*PI())" office:value-type="float" office:value="-0.20791169081776">
            <text:p>-0.2079116908</text:p>
          </table:table-cell>
          <table:table-cell table:number-columns-repeated="1022"/>
        </table:table-row>
        <table:table-row table:style-name="ro1">
          <table:table-cell office:value-type="float" office:value="349">
            <text:p>349.0000000000</text:p>
          </table:table-cell>
          <table:table-cell table:formula="of:=SIN([.A350]/180*PI())" office:value-type="float" office:value="-0.190808995376545">
            <text:p>-0.1908089954</text:p>
          </table:table-cell>
          <table:table-cell table:number-columns-repeated="1022"/>
        </table:table-row>
        <table:table-row table:style-name="ro1">
          <table:table-cell office:value-type="float" office:value="350">
            <text:p>350.0000000000</text:p>
          </table:table-cell>
          <table:table-cell table:formula="of:=SIN([.A351]/180*PI())" office:value-type="float" office:value="-0.17364817766693">
            <text:p>-0.1736481777</text:p>
          </table:table-cell>
          <table:table-cell table:number-columns-repeated="1022"/>
        </table:table-row>
        <table:table-row table:style-name="ro1">
          <table:table-cell office:value-type="float" office:value="351">
            <text:p>351.0000000000</text:p>
          </table:table-cell>
          <table:table-cell table:formula="of:=SIN([.A352]/180*PI())" office:value-type="float" office:value="-0.156434465040231">
            <text:p>-0.1564344650</text:p>
          </table:table-cell>
          <table:table-cell table:number-columns-repeated="1022"/>
        </table:table-row>
        <table:table-row table:style-name="ro1">
          <table:table-cell office:value-type="float" office:value="352">
            <text:p>352.0000000000</text:p>
          </table:table-cell>
          <table:table-cell table:formula="of:=SIN([.A353]/180*PI())" office:value-type="float" office:value="-0.139173100960066">
            <text:p>-0.1391731010</text:p>
          </table:table-cell>
          <table:table-cell table:number-columns-repeated="1022"/>
        </table:table-row>
        <table:table-row table:style-name="ro1">
          <table:table-cell office:value-type="float" office:value="353">
            <text:p>353.0000000000</text:p>
          </table:table-cell>
          <table:table-cell table:formula="of:=SIN([.A354]/180*PI())" office:value-type="float" office:value="-0.121869343405148">
            <text:p>-0.1218693434</text:p>
          </table:table-cell>
          <table:table-cell table:number-columns-repeated="1022"/>
        </table:table-row>
        <table:table-row table:style-name="ro1">
          <table:table-cell office:value-type="float" office:value="354">
            <text:p>354.0000000000</text:p>
          </table:table-cell>
          <table:table-cell table:formula="of:=SIN([.A355]/180*PI())" office:value-type="float" office:value="-0.104528463267654">
            <text:p>-0.1045284633</text:p>
          </table:table-cell>
          <table:table-cell table:number-columns-repeated="1022"/>
        </table:table-row>
        <table:table-row table:style-name="ro1">
          <table:table-cell office:value-type="float" office:value="355">
            <text:p>355.0000000000</text:p>
          </table:table-cell>
          <table:table-cell table:formula="of:=SIN([.A356]/180*PI())" office:value-type="float" office:value="-0.0871557427476583">
            <text:p>-0.0871557427</text:p>
          </table:table-cell>
          <table:table-cell table:number-columns-repeated="1022"/>
        </table:table-row>
        <table:table-row table:style-name="ro1">
          <table:table-cell office:value-type="float" office:value="356">
            <text:p>356.0000000000</text:p>
          </table:table-cell>
          <table:table-cell table:formula="of:=SIN([.A357]/180*PI())" office:value-type="float" office:value="-0.0697564737441256">
            <text:p>-0.0697564737</text:p>
          </table:table-cell>
          <table:table-cell table:number-columns-repeated="1022"/>
        </table:table-row>
        <table:table-row table:style-name="ro1">
          <table:table-cell office:value-type="float" office:value="357">
            <text:p>357.0000000000</text:p>
          </table:table-cell>
          <table:table-cell table:formula="of:=SIN([.A358]/180*PI())" office:value-type="float" office:value="-0.0523359562429435">
            <text:p>-0.0523359562</text:p>
          </table:table-cell>
          <table:table-cell table:number-columns-repeated="1022"/>
        </table:table-row>
        <table:table-row table:style-name="ro1">
          <table:table-cell office:value-type="float" office:value="358">
            <text:p>358.0000000000</text:p>
          </table:table-cell>
          <table:table-cell table:formula="of:=SIN([.A359]/180*PI())" office:value-type="float" office:value="-0.0348994967025008">
            <text:p>-0.0348994967</text:p>
          </table:table-cell>
          <table:table-cell table:number-columns-repeated="1022"/>
        </table:table-row>
        <table:table-row table:style-name="ro1">
          <table:table-cell office:value-type="float" office:value="359">
            <text:p>359.0000000000</text:p>
          </table:table-cell>
          <table:table-cell table:formula="of:=SIN([.A360]/180*PI())" office:value-type="float" office:value="-0.0174524064372836">
            <text:p>-0.0174524064</text:p>
          </table:table-cell>
          <table:table-cell table:number-columns-repeated="1022"/>
        </table:table-row>
        <table:table-row table:style-name="ro1">
          <table:table-cell office:value-type="float" office:value="360">
            <text:p>360.0000000000</text:p>
          </table:table-cell>
          <table:table-cell table:formula="of:=SIN([.A361]/180*PI())" office:value-type="float" office:value="-2.44929359829471E-016">
            <text:p>0.0000000000</text:p>
          </table:table-cell>
          <table:table-cell table:number-columns-repeated="102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722" meta:object-count="0"/>
  </office:meta>
</office:document-meta>
</file>